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96cm"/>
    </style:style>
    <style:style style:name="co2" style:family="table-column">
      <style:table-column-properties fo:break-before="auto" style:column-width="2.713cm"/>
    </style:style>
    <style:style style:name="co3" style:family="table-column">
      <style:table-column-properties fo:break-before="auto" style:column-width="1.647cm"/>
    </style:style>
    <style:style style:name="co4" style:family="table-column">
      <style:table-column-properties fo:break-before="auto" style:column-width="2.678cm"/>
    </style:style>
    <style:style style:name="co5" style:family="table-column">
      <style:table-column-properties fo:break-before="auto" style:column-width="3.198cm"/>
    </style:style>
    <style:style style:name="co6" style:family="table-column">
      <style:table-column-properties fo:break-before="auto" style:column-width="0.499cm"/>
    </style:style>
    <style:style style:name="co7" style:family="table-column">
      <style:table-column-properties fo:break-before="auto" style:column-width="2.002cm"/>
    </style:style>
    <style:style style:name="co8" style:family="table-column">
      <style:table-column-properties fo:break-before="auto" style:column-width="1.319cm"/>
    </style:style>
    <style:style style:name="co9" style:family="table-column">
      <style:table-column-properties fo:break-before="auto" style:column-width="2.413cm"/>
    </style:style>
    <style:style style:name="co10" style:family="table-column">
      <style:table-column-properties fo:break-before="auto" style:column-width="1.921cm"/>
    </style:style>
    <style:style style:name="co11" style:family="table-column">
      <style:table-column-properties fo:break-before="auto" style:column-width="1.265cm"/>
    </style:style>
    <style:style style:name="co12" style:family="table-column">
      <style:table-column-properties fo:break-before="auto" style:column-width="0.799cm"/>
    </style:style>
    <style:style style:name="co13" style:family="table-column">
      <style:table-column-properties fo:break-before="auto" style:column-width="2.14cm"/>
    </style:style>
    <style:style style:name="co14" style:family="table-column">
      <style:table-column-properties fo:break-before="auto" style:column-width="2.768cm"/>
    </style:style>
    <style:style style:name="co15" style:family="table-column">
      <style:table-column-properties fo:break-before="auto" style:column-width="0.416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3" table:default-cell-style-name="ce1"/>
        <table:table-column table:style-name="co13" table:default-cell-style-name="ce1"/>
        <table:table-column table:style-name="co14" table:default-cell-style-name="ce1"/>
        <table:table-column table:style-name="co12" table:number-columns-repeated="5" table:default-cell-style-name="ce1"/>
        <table:table-column table:style-name="co15" table:default-cell-style-name="ce1"/>
        <table:table-column table:style-name="co16" table:number-columns-repeated="997" table:default-cell-style-name="ce1"/>
        <table:table-row table:style-name="ro1">
          <table:table-cell office:value-type="string">
            <text:p>block_concrete00</text:p>
          </table:table-cell>
          <table:table-cell office:value-type="string">
            <text:p>block_concrete</text:p>
          </table:table-cell>
          <table:table-cell office:value-type="string">
            <text:p>static</text:p>
          </table:table-cell>
          <table:table-cell office:value-type="string">
            <text:p>-0.8</text:p>
          </table:table-cell>
          <table:table-cell office:value-type="string">
            <text:p>4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2</text:p>
          </table:table-cell>
          <table:table-cell table:number-columns-repeated="2" office:value-type="string">
            <text:p>0.0</text:p>
          </table:table-cell>
          <table:table-cell office:value-type="string">
            <text:p>isNoSensor</text:p>
          </table:table-cell>
          <table:table-cell office:value-type="string">
            <text:p>axisAlignedBox</text:p>
          </table:table-cell>
          <table:table-cell table:number-columns-repeated="2" office:value-type="string">
            <text:p>0.5</text:p>
          </table:table-cell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office:value-type="string">
            <text:p>block_concrete01</text:p>
          </table:table-cell>
          <table:table-cell office:value-type="string">
            <text:p>block_concrete</text:p>
          </table:table-cell>
          <table:table-cell office:value-type="string">
            <text:p>static</text:p>
          </table:table-cell>
          <table:table-cell office:value-type="string">
            <text:p>1.9</text:p>
          </table:table-cell>
          <table:table-cell office:value-type="string">
            <text:p>6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2</text:p>
          </table:table-cell>
          <table:table-cell table:number-columns-repeated="2" office:value-type="string">
            <text:p>0.0</text:p>
          </table:table-cell>
          <table:table-cell office:value-type="string">
            <text:p>isNoSensor</text:p>
          </table:table-cell>
          <table:table-cell office:value-type="string">
            <text:p>axisAlignedBox</text:p>
          </table:table-cell>
          <table:table-cell table:number-columns-repeated="2" office:value-type="string">
            <text:p>0.5</text:p>
          </table:table-cell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office:value-type="string">
            <text:p>block_concrete02</text:p>
          </table:table-cell>
          <table:table-cell office:value-type="string">
            <text:p>block_concrete</text:p>
          </table:table-cell>
          <table:table-cell office:value-type="string">
            <text:p>static</text:p>
          </table:table-cell>
          <table:table-cell office:value-type="string">
            <text:p>-0.8</text:p>
          </table:table-cell>
          <table:table-cell office:value-type="string">
            <text:p>9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2</text:p>
          </table:table-cell>
          <table:table-cell table:number-columns-repeated="2" office:value-type="string">
            <text:p>0.0</text:p>
          </table:table-cell>
          <table:table-cell office:value-type="string">
            <text:p>isNoSensor</text:p>
          </table:table-cell>
          <table:table-cell office:value-type="string">
            <text:p>axisAlignedBox</text:p>
          </table:table-cell>
          <table:table-cell table:number-columns-repeated="2" office:value-type="string">
            <text:p>0.5</text:p>
          </table:table-cell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office:value-type="string">
            <text:p>block_concrete03</text:p>
          </table:table-cell>
          <table:table-cell office:value-type="string">
            <text:p>block_concrete</text:p>
          </table:table-cell>
          <table:table-cell office:value-type="string">
            <text:p>static</text:p>
          </table:table-cell>
          <table:table-cell office:value-type="string">
            <text:p>1.9</text:p>
          </table:table-cell>
          <table:table-cell office:value-type="string">
            <text:p>12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2</text:p>
          </table:table-cell>
          <table:table-cell table:number-columns-repeated="2" office:value-type="string">
            <text:p>0.0</text:p>
          </table:table-cell>
          <table:table-cell office:value-type="string">
            <text:p>isNoSensor</text:p>
          </table:table-cell>
          <table:table-cell office:value-type="string">
            <text:p>axisAlignedBox</text:p>
          </table:table-cell>
          <table:table-cell table:number-columns-repeated="2" office:value-type="string">
            <text:p>0.5</text:p>
          </table:table-cell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office:value-type="string">
            <text:p>block_concrete04</text:p>
          </table:table-cell>
          <table:table-cell office:value-type="string">
            <text:p>block_concrete</text:p>
          </table:table-cell>
          <table:table-cell office:value-type="string">
            <text:p>static</text:p>
          </table:table-cell>
          <table:table-cell office:value-type="string">
            <text:p>-0.8</text:p>
          </table:table-cell>
          <table:table-cell office:value-type="string">
            <text:p>15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2</text:p>
          </table:table-cell>
          <table:table-cell table:number-columns-repeated="2" office:value-type="string">
            <text:p>0.0</text:p>
          </table:table-cell>
          <table:table-cell office:value-type="string">
            <text:p>isNoSensor</text:p>
          </table:table-cell>
          <table:table-cell office:value-type="string">
            <text:p>axisAlignedBox</text:p>
          </table:table-cell>
          <table:table-cell table:number-columns-repeated="2" office:value-type="string">
            <text:p>0.5</text:p>
          </table:table-cell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office:value-type="string">
            <text:p>block_concrete05</text:p>
          </table:table-cell>
          <table:table-cell office:value-type="string">
            <text:p>block_concrete</text:p>
          </table:table-cell>
          <table:table-cell office:value-type="string">
            <text:p>static</text:p>
          </table:table-cell>
          <table:table-cell office:value-type="string">
            <text:p>1.9</text:p>
          </table:table-cell>
          <table:table-cell office:value-type="string">
            <text:p>18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2</text:p>
          </table:table-cell>
          <table:table-cell table:number-columns-repeated="2" office:value-type="string">
            <text:p>0.0</text:p>
          </table:table-cell>
          <table:table-cell office:value-type="string">
            <text:p>isNoSensor</text:p>
          </table:table-cell>
          <table:table-cell office:value-type="string">
            <text:p>axisAlignedBox</text:p>
          </table:table-cell>
          <table:table-cell table:number-columns-repeated="2" office:value-type="string">
            <text:p>0.5</text:p>
          </table:table-cell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office:value-type="string">
            <text:p>block_concrete06</text:p>
          </table:table-cell>
          <table:table-cell office:value-type="string">
            <text:p>block_concrete</text:p>
          </table:table-cell>
          <table:table-cell office:value-type="string">
            <text:p>static</text:p>
          </table:table-cell>
          <table:table-cell office:value-type="string">
            <text:p>-0.8</text:p>
          </table:table-cell>
          <table:table-cell office:value-type="string">
            <text:p>21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2</text:p>
          </table:table-cell>
          <table:table-cell table:number-columns-repeated="2" office:value-type="string">
            <text:p>0.0</text:p>
          </table:table-cell>
          <table:table-cell office:value-type="string">
            <text:p>isNoSensor</text:p>
          </table:table-cell>
          <table:table-cell office:value-type="string">
            <text:p>axisAlignedBox</text:p>
          </table:table-cell>
          <table:table-cell table:number-columns-repeated="2" office:value-type="string">
            <text:p>0.5</text:p>
          </table:table-cell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office:value-type="string">
            <text:p>block_concrete07</text:p>
          </table:table-cell>
          <table:table-cell office:value-type="string">
            <text:p>block_concrete</text:p>
          </table:table-cell>
          <table:table-cell office:value-type="string">
            <text:p>static</text:p>
          </table:table-cell>
          <table:table-cell office:value-type="string">
            <text:p>1.9</text:p>
          </table:table-cell>
          <table:table-cell office:value-type="string">
            <text:p>24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2</text:p>
          </table:table-cell>
          <table:table-cell table:number-columns-repeated="2" office:value-type="string">
            <text:p>0.0</text:p>
          </table:table-cell>
          <table:table-cell office:value-type="string">
            <text:p>isNoSensor</text:p>
          </table:table-cell>
          <table:table-cell office:value-type="string">
            <text:p>axisAlignedBox</text:p>
          </table:table-cell>
          <table:table-cell table:number-columns-repeated="2" office:value-type="string">
            <text:p>0.5</text:p>
          </table:table-cell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office:value-type="string">
            <text:p>crate_wood1</text:p>
          </table:table-cell>
          <table:table-cell office:value-type="string">
            <text:p>crate_wood</text:p>
          </table:table-cell>
          <table:table-cell office:value-type="string">
            <text:p>dynamic</text:p>
          </table:table-cell>
          <table:table-cell office:value-type="string">
            <text:p>-1.8</text:p>
          </table:table-cell>
          <table:table-cell office:value-type="string">
            <text:p>30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3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isNoSensor</text:p>
          </table:table-cell>
          <table:table-cell office:value-type="string">
            <text:p>orientedBox</text:p>
          </table:table-cell>
          <table:table-cell table:number-columns-repeated="2" office:value-type="string">
            <text:p>0.5</text:p>
          </table:table-cell>
          <table:table-cell table:number-columns-repeated="3" office:value-type="string">
            <text:p>0.0</text:p>
          </table:table-cell>
          <table:table-cell office:value-type="string">
            <text:p>!</text:p>
          </table:table-cell>
          <table:table-cell table:number-columns-repeated="997"/>
        </table:table-row>
        <table:table-row table:style-name="ro1">
          <table:table-cell office:value-type="string">
            <text:p>crate_wood2</text:p>
          </table:table-cell>
          <table:table-cell office:value-type="string">
            <text:p>crate_wood</text:p>
          </table:table-cell>
          <table:table-cell office:value-type="string">
            <text:p>dynamic</text:p>
          </table:table-cell>
          <table:table-cell office:value-type="string">
            <text:p>-0.9</text:p>
          </table:table-cell>
          <table:table-cell office:value-type="string">
            <text:p>31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3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isNoSensor</text:p>
          </table:table-cell>
          <table:table-cell office:value-type="string">
            <text:p>orientedBox</text:p>
          </table:table-cell>
          <table:table-cell table:number-columns-repeated="2" office:value-type="string">
            <text:p>0.5</text:p>
          </table:table-cell>
          <table:table-cell table:number-columns-repeated="3" office:value-type="string">
            <text:p>0.0</text:p>
          </table:table-cell>
          <table:table-cell office:value-type="string">
            <text:p>!</text:p>
          </table:table-cell>
          <table:table-cell table:number-columns-repeated="997"/>
        </table:table-row>
        <table:table-row table:style-name="ro1">
          <table:table-cell office:value-type="string">
            <text:p>player</text:p>
          </table:table-cell>
          <table:table-cell office:value-type="string">
            <text:p>crate_wood</text:p>
          </table:table-cell>
          <table:table-cell office:value-type="string">
            <text:p>dynamic</text:p>
          </table:table-cell>
          <table:table-cell office:value-type="string">
            <text:p>0.0</text:p>
          </table:table-cell>
          <table:table-cell office:value-type="string">
            <text:p>32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deny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9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isNoSensor</text:p>
          </table:table-cell>
          <table:table-cell office:value-type="string">
            <text:p>orientedBox</text:p>
          </table:table-cell>
          <table:table-cell table:number-columns-repeated="2" office:value-type="string">
            <text:p>0.5</text:p>
          </table:table-cell>
          <table:table-cell table:number-columns-repeated="3" office:value-type="string">
            <text:p>0.0</text:p>
          </table:table-cell>
          <table:table-cell office:value-type="string">
            <text:p>!</text:p>
          </table:table-cell>
          <table:table-cell table:number-columns-repeated="997"/>
        </table:table-row>
        <table:table-row table:style-name="ro1">
          <table:table-cell office:value-type="string">
            <text:p>crate_wood4</text:p>
          </table:table-cell>
          <table:table-cell office:value-type="string">
            <text:p>crate_wood</text:p>
          </table:table-cell>
          <table:table-cell office:value-type="string">
            <text:p>dynamic</text:p>
          </table:table-cell>
          <table:table-cell office:value-type="string">
            <text:p>0.9</text:p>
          </table:table-cell>
          <table:table-cell office:value-type="string">
            <text:p>33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3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isNoSensor</text:p>
          </table:table-cell>
          <table:table-cell office:value-type="string">
            <text:p>orientedBox</text:p>
          </table:table-cell>
          <table:table-cell table:number-columns-repeated="2" office:value-type="string">
            <text:p>0.5</text:p>
          </table:table-cell>
          <table:table-cell table:number-columns-repeated="3" office:value-type="string">
            <text:p>0.0</text:p>
          </table:table-cell>
          <table:table-cell office:value-type="string">
            <text:p>!</text:p>
          </table:table-cell>
          <table:table-cell table:number-columns-repeated="997"/>
        </table:table-row>
        <table:table-row table:style-name="ro1">
          <table:table-cell office:value-type="string">
            <text:p>crate_wood5</text:p>
          </table:table-cell>
          <table:table-cell office:value-type="string">
            <text:p>crate_wood</text:p>
          </table:table-cell>
          <table:table-cell office:value-type="string">
            <text:p>dynamic</text:p>
          </table:table-cell>
          <table:table-cell office:value-type="string">
            <text:p>1.8</text:p>
          </table:table-cell>
          <table:table-cell office:value-type="string">
            <text:p>34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3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isNoSensor</text:p>
          </table:table-cell>
          <table:table-cell office:value-type="string">
            <text:p>orientedBox</text:p>
          </table:table-cell>
          <table:table-cell table:number-columns-repeated="2" office:value-type="string">
            <text:p>0.5</text:p>
          </table:table-cell>
          <table:table-cell table:number-columns-repeated="3" office:value-type="string">
            <text:p>0.0</text:p>
          </table:table-cell>
          <table:table-cell office:value-type="string">
            <text:p>!</text:p>
          </table:table-cell>
          <table:table-cell table:number-columns-repeated="997"/>
        </table:table-row>
        <table:table-row table:style-name="ro1">
          <table:table-cell office:value-type="string">
            <text:p>crate_wood6</text:p>
          </table:table-cell>
          <table:table-cell office:value-type="string">
            <text:p>crate_wood</text:p>
          </table:table-cell>
          <table:table-cell office:value-type="string">
            <text:p>dynamic</text:p>
          </table:table-cell>
          <table:table-cell office:value-type="string">
            <text:p>-1.8</text:p>
          </table:table-cell>
          <table:table-cell office:value-type="string">
            <text:p>31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3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isNoSensor</text:p>
          </table:table-cell>
          <table:table-cell office:value-type="string">
            <text:p>orientedBox</text:p>
          </table:table-cell>
          <table:table-cell table:number-columns-repeated="2" office:value-type="string">
            <text:p>0.5</text:p>
          </table:table-cell>
          <table:table-cell table:number-columns-repeated="3" office:value-type="string">
            <text:p>0.0</text:p>
          </table:table-cell>
          <table:table-cell office:value-type="string">
            <text:p>!</text:p>
          </table:table-cell>
          <table:table-cell table:number-columns-repeated="997"/>
        </table:table-row>
        <table:table-row table:style-name="ro1">
          <table:table-cell office:value-type="string">
            <text:p>crate_wood7</text:p>
          </table:table-cell>
          <table:table-cell office:value-type="string">
            <text:p>crate_wood</text:p>
          </table:table-cell>
          <table:table-cell office:value-type="string">
            <text:p>dynamic</text:p>
          </table:table-cell>
          <table:table-cell office:value-type="string">
            <text:p>-0.9</text:p>
          </table:table-cell>
          <table:table-cell office:value-type="string">
            <text:p>32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3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isNoSensor</text:p>
          </table:table-cell>
          <table:table-cell office:value-type="string">
            <text:p>orientedBox</text:p>
          </table:table-cell>
          <table:table-cell table:number-columns-repeated="2" office:value-type="string">
            <text:p>0.5</text:p>
          </table:table-cell>
          <table:table-cell table:number-columns-repeated="3" office:value-type="string">
            <text:p>0.0</text:p>
          </table:table-cell>
          <table:table-cell office:value-type="string">
            <text:p>!</text:p>
          </table:table-cell>
          <table:table-cell table:number-columns-repeated="997"/>
        </table:table-row>
        <table:table-row table:style-name="ro1">
          <table:table-cell office:value-type="string">
            <text:p>crate_wood8</text:p>
          </table:table-cell>
          <table:table-cell office:value-type="string">
            <text:p>crate_wood</text:p>
          </table:table-cell>
          <table:table-cell office:value-type="string">
            <text:p>dynamic</text:p>
          </table:table-cell>
          <table:table-cell office:value-type="string">
            <text:p>0.0</text:p>
          </table:table-cell>
          <table:table-cell office:value-type="string">
            <text:p>33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3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isNoSensor</text:p>
          </table:table-cell>
          <table:table-cell office:value-type="string">
            <text:p>orientedBox</text:p>
          </table:table-cell>
          <table:table-cell table:number-columns-repeated="2" office:value-type="string">
            <text:p>0.5</text:p>
          </table:table-cell>
          <table:table-cell table:number-columns-repeated="3" office:value-type="string">
            <text:p>0.0</text:p>
          </table:table-cell>
          <table:table-cell office:value-type="string">
            <text:p>!</text:p>
          </table:table-cell>
          <table:table-cell table:number-columns-repeated="997"/>
        </table:table-row>
        <table:table-row table:style-name="ro1">
          <table:table-cell office:value-type="string">
            <text:p>crate_wood9</text:p>
          </table:table-cell>
          <table:table-cell office:value-type="string">
            <text:p>crate_wood</text:p>
          </table:table-cell>
          <table:table-cell office:value-type="string">
            <text:p>dynamic</text:p>
          </table:table-cell>
          <table:table-cell office:value-type="string">
            <text:p>0.9</text:p>
          </table:table-cell>
          <table:table-cell office:value-type="string">
            <text:p>34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3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isNoSensor</text:p>
          </table:table-cell>
          <table:table-cell office:value-type="string">
            <text:p>orientedBox</text:p>
          </table:table-cell>
          <table:table-cell table:number-columns-repeated="2" office:value-type="string">
            <text:p>0.5</text:p>
          </table:table-cell>
          <table:table-cell table:number-columns-repeated="3" office:value-type="string">
            <text:p>0.0</text:p>
          </table:table-cell>
          <table:table-cell office:value-type="string">
            <text:p>!</text:p>
          </table:table-cell>
          <table:table-cell table:number-columns-repeated="997"/>
        </table:table-row>
        <table:table-row table:style-name="ro1">
          <table:table-cell office:value-type="string">
            <text:p>crate_wood10</text:p>
          </table:table-cell>
          <table:table-cell office:value-type="string">
            <text:p>crate_wood</text:p>
          </table:table-cell>
          <table:table-cell office:value-type="string">
            <text:p>dynamic</text:p>
          </table:table-cell>
          <table:table-cell office:value-type="string">
            <text:p>1.8</text:p>
          </table:table-cell>
          <table:table-cell office:value-type="string">
            <text:p>35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3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isNoSensor</text:p>
          </table:table-cell>
          <table:table-cell office:value-type="string">
            <text:p>orientedBox</text:p>
          </table:table-cell>
          <table:table-cell table:number-columns-repeated="2" office:value-type="string">
            <text:p>0.5</text:p>
          </table:table-cell>
          <table:table-cell table:number-columns-repeated="3" office:value-type="string">
            <text:p>0.0</text:p>
          </table:table-cell>
          <table:table-cell office:value-type="string">
            <text:p>!</text:p>
          </table:table-cell>
          <table:table-cell table:number-columns-repeated="997"/>
        </table:table-row>
        <table:table-row table:style-name="ro1">
          <table:table-cell office:value-type="string">
            <text:p>crate_wood11</text:p>
          </table:table-cell>
          <table:table-cell office:value-type="string">
            <text:p>crate_wood</text:p>
          </table:table-cell>
          <table:table-cell office:value-type="string">
            <text:p>dynamic</text:p>
          </table:table-cell>
          <table:table-cell office:value-type="string">
            <text:p>-1.8</text:p>
          </table:table-cell>
          <table:table-cell office:value-type="string">
            <text:p>32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3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isNoSensor</text:p>
          </table:table-cell>
          <table:table-cell office:value-type="string">
            <text:p>orientedBox</text:p>
          </table:table-cell>
          <table:table-cell table:number-columns-repeated="2" office:value-type="string">
            <text:p>0.5</text:p>
          </table:table-cell>
          <table:table-cell table:number-columns-repeated="3" office:value-type="string">
            <text:p>0.0</text:p>
          </table:table-cell>
          <table:table-cell office:value-type="string">
            <text:p>!</text:p>
          </table:table-cell>
          <table:table-cell table:number-columns-repeated="997"/>
        </table:table-row>
        <table:table-row table:style-name="ro1">
          <table:table-cell office:value-type="string">
            <text:p>crate_wood12</text:p>
          </table:table-cell>
          <table:table-cell office:value-type="string">
            <text:p>crate_wood</text:p>
          </table:table-cell>
          <table:table-cell office:value-type="string">
            <text:p>dynamic</text:p>
          </table:table-cell>
          <table:table-cell office:value-type="string">
            <text:p>-0.9</text:p>
          </table:table-cell>
          <table:table-cell office:value-type="string">
            <text:p>33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3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isNoSensor</text:p>
          </table:table-cell>
          <table:table-cell office:value-type="string">
            <text:p>orientedBox</text:p>
          </table:table-cell>
          <table:table-cell table:number-columns-repeated="2" office:value-type="string">
            <text:p>0.5</text:p>
          </table:table-cell>
          <table:table-cell table:number-columns-repeated="3" office:value-type="string">
            <text:p>0.0</text:p>
          </table:table-cell>
          <table:table-cell office:value-type="string">
            <text:p>!</text:p>
          </table:table-cell>
          <table:table-cell table:number-columns-repeated="997"/>
        </table:table-row>
        <table:table-row table:style-name="ro1">
          <table:table-cell office:value-type="string">
            <text:p>crate_wood13</text:p>
          </table:table-cell>
          <table:table-cell office:value-type="string">
            <text:p>crate_wood</text:p>
          </table:table-cell>
          <table:table-cell office:value-type="string">
            <text:p>dynamic</text:p>
          </table:table-cell>
          <table:table-cell office:value-type="string">
            <text:p>0.0</text:p>
          </table:table-cell>
          <table:table-cell office:value-type="string">
            <text:p>34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3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isNoSensor</text:p>
          </table:table-cell>
          <table:table-cell office:value-type="string">
            <text:p>orientedBox</text:p>
          </table:table-cell>
          <table:table-cell table:number-columns-repeated="2" office:value-type="string">
            <text:p>0.5</text:p>
          </table:table-cell>
          <table:table-cell table:number-columns-repeated="3" office:value-type="string">
            <text:p>0.0</text:p>
          </table:table-cell>
          <table:table-cell office:value-type="string">
            <text:p>!</text:p>
          </table:table-cell>
          <table:table-cell table:number-columns-repeated="997"/>
        </table:table-row>
        <table:table-row table:style-name="ro1">
          <table:table-cell office:value-type="string">
            <text:p>crate_wood14</text:p>
          </table:table-cell>
          <table:table-cell office:value-type="string">
            <text:p>crate_wood</text:p>
          </table:table-cell>
          <table:table-cell office:value-type="string">
            <text:p>dynamic</text:p>
          </table:table-cell>
          <table:table-cell office:value-type="string">
            <text:p>0.9</text:p>
          </table:table-cell>
          <table:table-cell office:value-type="string">
            <text:p>35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3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isNoSensor</text:p>
          </table:table-cell>
          <table:table-cell office:value-type="string">
            <text:p>orientedBox</text:p>
          </table:table-cell>
          <table:table-cell table:number-columns-repeated="2" office:value-type="string">
            <text:p>0.5</text:p>
          </table:table-cell>
          <table:table-cell table:number-columns-repeated="3" office:value-type="string">
            <text:p>0.0</text:p>
          </table:table-cell>
          <table:table-cell office:value-type="string">
            <text:p>!</text:p>
          </table:table-cell>
          <table:table-cell table:number-columns-repeated="997"/>
        </table:table-row>
        <table:table-row table:style-name="ro1">
          <table:table-cell office:value-type="string">
            <text:p>crate_wood15</text:p>
          </table:table-cell>
          <table:table-cell office:value-type="string">
            <text:p>crate_wood</text:p>
          </table:table-cell>
          <table:table-cell office:value-type="string">
            <text:p>dynamic</text:p>
          </table:table-cell>
          <table:table-cell office:value-type="string">
            <text:p>1.8</text:p>
          </table:table-cell>
          <table:table-cell office:value-type="string">
            <text:p>36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3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isNoSensor</text:p>
          </table:table-cell>
          <table:table-cell office:value-type="string">
            <text:p>orientedBox</text:p>
          </table:table-cell>
          <table:table-cell table:number-columns-repeated="2" office:value-type="string">
            <text:p>0.5</text:p>
          </table:table-cell>
          <table:table-cell table:number-columns-repeated="3" office:value-type="string">
            <text:p>0.0</text:p>
          </table:table-cell>
          <table:table-cell office:value-type="string">
            <text:p>!</text:p>
          </table:table-cell>
          <table:table-cell table:number-columns-repeated="997"/>
        </table:table-row>
        <table:table-row table:style-name="ro1">
          <table:table-cell office:value-type="string">
            <text:p>block_concrete08</text:p>
          </table:table-cell>
          <table:table-cell office:value-type="string">
            <text:p>block_concrete</text:p>
          </table:table-cell>
          <table:table-cell office:value-type="string">
            <text:p>static</text:p>
          </table:table-cell>
          <table:table-cell office:value-type="string">
            <text:p>-8.0</text:p>
          </table:table-cell>
          <table:table-cell office:value-type="string">
            <text:p>0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2</text:p>
          </table:table-cell>
          <table:table-cell table:number-columns-repeated="2" office:value-type="string">
            <text:p>0.0</text:p>
          </table:table-cell>
          <table:table-cell office:value-type="string">
            <text:p>isNoSensor</text:p>
          </table:table-cell>
          <table:table-cell office:value-type="string">
            <text:p>axisAlignedBox</text:p>
          </table:table-cell>
          <table:table-cell table:number-columns-repeated="2" office:value-type="string">
            <text:p>0.5</text:p>
          </table:table-cell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office:value-type="string">
            <text:p>block_concrete09</text:p>
          </table:table-cell>
          <table:table-cell office:value-type="string">
            <text:p>block_concrete</text:p>
          </table:table-cell>
          <table:table-cell office:value-type="string">
            <text:p>static</text:p>
          </table:table-cell>
          <table:table-cell office:value-type="string">
            <text:p>-7.0</text:p>
          </table:table-cell>
          <table:table-cell office:value-type="string">
            <text:p>0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2</text:p>
          </table:table-cell>
          <table:table-cell table:number-columns-repeated="2" office:value-type="string">
            <text:p>0.0</text:p>
          </table:table-cell>
          <table:table-cell office:value-type="string">
            <text:p>isNoSensor</text:p>
          </table:table-cell>
          <table:table-cell office:value-type="string">
            <text:p>axisAlignedBox</text:p>
          </table:table-cell>
          <table:table-cell table:number-columns-repeated="2" office:value-type="string">
            <text:p>0.5</text:p>
          </table:table-cell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office:value-type="string">
            <text:p>block_concrete10</text:p>
          </table:table-cell>
          <table:table-cell office:value-type="string">
            <text:p>block_concrete</text:p>
          </table:table-cell>
          <table:table-cell office:value-type="string">
            <text:p>static</text:p>
          </table:table-cell>
          <table:table-cell office:value-type="string">
            <text:p>-6.0</text:p>
          </table:table-cell>
          <table:table-cell office:value-type="string">
            <text:p>0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2</text:p>
          </table:table-cell>
          <table:table-cell table:number-columns-repeated="2" office:value-type="string">
            <text:p>0.0</text:p>
          </table:table-cell>
          <table:table-cell office:value-type="string">
            <text:p>isNoSensor</text:p>
          </table:table-cell>
          <table:table-cell office:value-type="string">
            <text:p>axisAlignedBox</text:p>
          </table:table-cell>
          <table:table-cell table:number-columns-repeated="2" office:value-type="string">
            <text:p>0.5</text:p>
          </table:table-cell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office:value-type="string">
            <text:p>block_concrete11</text:p>
          </table:table-cell>
          <table:table-cell office:value-type="string">
            <text:p>block_concrete</text:p>
          </table:table-cell>
          <table:table-cell office:value-type="string">
            <text:p>static</text:p>
          </table:table-cell>
          <table:table-cell office:value-type="string">
            <text:p>-5.0</text:p>
          </table:table-cell>
          <table:table-cell office:value-type="string">
            <text:p>0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2</text:p>
          </table:table-cell>
          <table:table-cell table:number-columns-repeated="2" office:value-type="string">
            <text:p>0.0</text:p>
          </table:table-cell>
          <table:table-cell office:value-type="string">
            <text:p>isNoSensor</text:p>
          </table:table-cell>
          <table:table-cell office:value-type="string">
            <text:p>axisAlignedBox</text:p>
          </table:table-cell>
          <table:table-cell table:number-columns-repeated="2" office:value-type="string">
            <text:p>0.5</text:p>
          </table:table-cell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office:value-type="string">
            <text:p>block_concrete12</text:p>
          </table:table-cell>
          <table:table-cell office:value-type="string">
            <text:p>block_concrete</text:p>
          </table:table-cell>
          <table:table-cell office:value-type="string">
            <text:p>static</text:p>
          </table:table-cell>
          <table:table-cell office:value-type="string">
            <text:p>-4.0</text:p>
          </table:table-cell>
          <table:table-cell office:value-type="string">
            <text:p>0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2</text:p>
          </table:table-cell>
          <table:table-cell table:number-columns-repeated="2" office:value-type="string">
            <text:p>0.0</text:p>
          </table:table-cell>
          <table:table-cell office:value-type="string">
            <text:p>isNoSensor</text:p>
          </table:table-cell>
          <table:table-cell office:value-type="string">
            <text:p>axisAlignedBox</text:p>
          </table:table-cell>
          <table:table-cell table:number-columns-repeated="2" office:value-type="string">
            <text:p>0.5</text:p>
          </table:table-cell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office:value-type="string">
            <text:p>block_concrete13</text:p>
          </table:table-cell>
          <table:table-cell office:value-type="string">
            <text:p>block_concrete</text:p>
          </table:table-cell>
          <table:table-cell office:value-type="string">
            <text:p>static</text:p>
          </table:table-cell>
          <table:table-cell office:value-type="string">
            <text:p>-3.0</text:p>
          </table:table-cell>
          <table:table-cell office:value-type="string">
            <text:p>0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2</text:p>
          </table:table-cell>
          <table:table-cell table:number-columns-repeated="2" office:value-type="string">
            <text:p>0.0</text:p>
          </table:table-cell>
          <table:table-cell office:value-type="string">
            <text:p>isNoSensor</text:p>
          </table:table-cell>
          <table:table-cell office:value-type="string">
            <text:p>axisAlignedBox</text:p>
          </table:table-cell>
          <table:table-cell table:number-columns-repeated="2" office:value-type="string">
            <text:p>0.5</text:p>
          </table:table-cell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office:value-type="string">
            <text:p>block_concrete14</text:p>
          </table:table-cell>
          <table:table-cell office:value-type="string">
            <text:p>block_concrete</text:p>
          </table:table-cell>
          <table:table-cell office:value-type="string">
            <text:p>static</text:p>
          </table:table-cell>
          <table:table-cell office:value-type="string">
            <text:p>-2.0</text:p>
          </table:table-cell>
          <table:table-cell office:value-type="string">
            <text:p>0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2</text:p>
          </table:table-cell>
          <table:table-cell table:number-columns-repeated="2" office:value-type="string">
            <text:p>0.0</text:p>
          </table:table-cell>
          <table:table-cell office:value-type="string">
            <text:p>isNoSensor</text:p>
          </table:table-cell>
          <table:table-cell office:value-type="string">
            <text:p>axisAlignedBox</text:p>
          </table:table-cell>
          <table:table-cell table:number-columns-repeated="2" office:value-type="string">
            <text:p>0.5</text:p>
          </table:table-cell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office:value-type="string">
            <text:p>block_concrete15</text:p>
          </table:table-cell>
          <table:table-cell office:value-type="string">
            <text:p>block_concrete</text:p>
          </table:table-cell>
          <table:table-cell office:value-type="string">
            <text:p>static</text:p>
          </table:table-cell>
          <table:table-cell office:value-type="string">
            <text:p>-1.0</text:p>
          </table:table-cell>
          <table:table-cell office:value-type="string">
            <text:p>0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2</text:p>
          </table:table-cell>
          <table:table-cell table:number-columns-repeated="2" office:value-type="string">
            <text:p>0.0</text:p>
          </table:table-cell>
          <table:table-cell office:value-type="string">
            <text:p>isNoSensor</text:p>
          </table:table-cell>
          <table:table-cell office:value-type="string">
            <text:p>axisAlignedBox</text:p>
          </table:table-cell>
          <table:table-cell table:number-columns-repeated="2" office:value-type="string">
            <text:p>0.5</text:p>
          </table:table-cell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office:value-type="string">
            <text:p>block_concrete16</text:p>
          </table:table-cell>
          <table:table-cell office:value-type="string">
            <text:p>block_concrete</text:p>
          </table:table-cell>
          <table:table-cell office:value-type="string">
            <text:p>static</text:p>
          </table:table-cell>
          <table:table-cell table:number-columns-repeated="2" office:value-type="string">
            <text:p>0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2</text:p>
          </table:table-cell>
          <table:table-cell table:number-columns-repeated="2" office:value-type="string">
            <text:p>0.0</text:p>
          </table:table-cell>
          <table:table-cell office:value-type="string">
            <text:p>isNoSensor</text:p>
          </table:table-cell>
          <table:table-cell office:value-type="string">
            <text:p>axisAlignedBox</text:p>
          </table:table-cell>
          <table:table-cell table:number-columns-repeated="2" office:value-type="string">
            <text:p>0.5</text:p>
          </table:table-cell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office:value-type="string">
            <text:p>block_concrete17</text:p>
          </table:table-cell>
          <table:table-cell office:value-type="string">
            <text:p>block_concrete</text:p>
          </table:table-cell>
          <table:table-cell office:value-type="string">
            <text:p>static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2</text:p>
          </table:table-cell>
          <table:table-cell table:number-columns-repeated="2" office:value-type="string">
            <text:p>0.0</text:p>
          </table:table-cell>
          <table:table-cell office:value-type="string">
            <text:p>isNoSensor</text:p>
          </table:table-cell>
          <table:table-cell office:value-type="string">
            <text:p>axisAlignedBox</text:p>
          </table:table-cell>
          <table:table-cell table:number-columns-repeated="2" office:value-type="string">
            <text:p>0.5</text:p>
          </table:table-cell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office:value-type="string">
            <text:p>block_concrete18</text:p>
          </table:table-cell>
          <table:table-cell office:value-type="string">
            <text:p>block_concrete</text:p>
          </table:table-cell>
          <table:table-cell office:value-type="string">
            <text:p>static</text:p>
          </table:table-cell>
          <table:table-cell office:value-type="string">
            <text:p>2.0</text:p>
          </table:table-cell>
          <table:table-cell office:value-type="string">
            <text:p>0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2</text:p>
          </table:table-cell>
          <table:table-cell table:number-columns-repeated="2" office:value-type="string">
            <text:p>0.0</text:p>
          </table:table-cell>
          <table:table-cell office:value-type="string">
            <text:p>isNoSensor</text:p>
          </table:table-cell>
          <table:table-cell office:value-type="string">
            <text:p>axisAlignedBox</text:p>
          </table:table-cell>
          <table:table-cell table:number-columns-repeated="2" office:value-type="string">
            <text:p>0.5</text:p>
          </table:table-cell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office:value-type="string">
            <text:p>block_concrete19</text:p>
          </table:table-cell>
          <table:table-cell office:value-type="string">
            <text:p>block_concrete</text:p>
          </table:table-cell>
          <table:table-cell office:value-type="string">
            <text:p>static</text:p>
          </table:table-cell>
          <table:table-cell office:value-type="string">
            <text:p>3.0</text:p>
          </table:table-cell>
          <table:table-cell office:value-type="string">
            <text:p>0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2</text:p>
          </table:table-cell>
          <table:table-cell table:number-columns-repeated="2" office:value-type="string">
            <text:p>0.0</text:p>
          </table:table-cell>
          <table:table-cell office:value-type="string">
            <text:p>isNoSensor</text:p>
          </table:table-cell>
          <table:table-cell office:value-type="string">
            <text:p>axisAlignedBox</text:p>
          </table:table-cell>
          <table:table-cell table:number-columns-repeated="2" office:value-type="string">
            <text:p>0.5</text:p>
          </table:table-cell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office:value-type="string">
            <text:p>block_concrete20</text:p>
          </table:table-cell>
          <table:table-cell office:value-type="string">
            <text:p>block_concrete</text:p>
          </table:table-cell>
          <table:table-cell office:value-type="string">
            <text:p>static</text:p>
          </table:table-cell>
          <table:table-cell office:value-type="string">
            <text:p>4.0</text:p>
          </table:table-cell>
          <table:table-cell office:value-type="string">
            <text:p>0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2</text:p>
          </table:table-cell>
          <table:table-cell table:number-columns-repeated="2" office:value-type="string">
            <text:p>0.0</text:p>
          </table:table-cell>
          <table:table-cell office:value-type="string">
            <text:p>isNoSensor</text:p>
          </table:table-cell>
          <table:table-cell office:value-type="string">
            <text:p>axisAlignedBox</text:p>
          </table:table-cell>
          <table:table-cell table:number-columns-repeated="2" office:value-type="string">
            <text:p>0.5</text:p>
          </table:table-cell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office:value-type="string">
            <text:p>block_concrete21</text:p>
          </table:table-cell>
          <table:table-cell office:value-type="string">
            <text:p>block_concrete</text:p>
          </table:table-cell>
          <table:table-cell office:value-type="string">
            <text:p>static</text:p>
          </table:table-cell>
          <table:table-cell office:value-type="string">
            <text:p>5.0</text:p>
          </table:table-cell>
          <table:table-cell office:value-type="string">
            <text:p>0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2</text:p>
          </table:table-cell>
          <table:table-cell table:number-columns-repeated="2" office:value-type="string">
            <text:p>0.0</text:p>
          </table:table-cell>
          <table:table-cell office:value-type="string">
            <text:p>isNoSensor</text:p>
          </table:table-cell>
          <table:table-cell office:value-type="string">
            <text:p>axisAlignedBox</text:p>
          </table:table-cell>
          <table:table-cell table:number-columns-repeated="2" office:value-type="string">
            <text:p>0.5</text:p>
          </table:table-cell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office:value-type="string">
            <text:p>block_concrete22</text:p>
          </table:table-cell>
          <table:table-cell office:value-type="string">
            <text:p>block_concrete</text:p>
          </table:table-cell>
          <table:table-cell office:value-type="string">
            <text:p>static</text:p>
          </table:table-cell>
          <table:table-cell office:value-type="string">
            <text:p>6.0</text:p>
          </table:table-cell>
          <table:table-cell office:value-type="string">
            <text:p>0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2</text:p>
          </table:table-cell>
          <table:table-cell table:number-columns-repeated="2" office:value-type="string">
            <text:p>0.0</text:p>
          </table:table-cell>
          <table:table-cell office:value-type="string">
            <text:p>isNoSensor</text:p>
          </table:table-cell>
          <table:table-cell office:value-type="string">
            <text:p>axisAlignedBox</text:p>
          </table:table-cell>
          <table:table-cell table:number-columns-repeated="2" office:value-type="string">
            <text:p>0.5</text:p>
          </table:table-cell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office:value-type="string">
            <text:p>block_concrete23</text:p>
          </table:table-cell>
          <table:table-cell office:value-type="string">
            <text:p>block_concrete</text:p>
          </table:table-cell>
          <table:table-cell office:value-type="string">
            <text:p>static</text:p>
          </table:table-cell>
          <table:table-cell office:value-type="string">
            <text:p>7.0</text:p>
          </table:table-cell>
          <table:table-cell office:value-type="string">
            <text:p>0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2</text:p>
          </table:table-cell>
          <table:table-cell table:number-columns-repeated="2" office:value-type="string">
            <text:p>0.0</text:p>
          </table:table-cell>
          <table:table-cell office:value-type="string">
            <text:p>isNoSensor</text:p>
          </table:table-cell>
          <table:table-cell office:value-type="string">
            <text:p>axisAlignedBox</text:p>
          </table:table-cell>
          <table:table-cell table:number-columns-repeated="2" office:value-type="string">
            <text:p>0.5</text:p>
          </table:table-cell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office:value-type="string">
            <text:p>block_concrete24</text:p>
          </table:table-cell>
          <table:table-cell office:value-type="string">
            <text:p>block_concrete</text:p>
          </table:table-cell>
          <table:table-cell office:value-type="string">
            <text:p>static</text:p>
          </table:table-cell>
          <table:table-cell office:value-type="string">
            <text:p>8.0</text:p>
          </table:table-cell>
          <table:table-cell office:value-type="string">
            <text:p>0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2</text:p>
          </table:table-cell>
          <table:table-cell table:number-columns-repeated="2" office:value-type="string">
            <text:p>0.0</text:p>
          </table:table-cell>
          <table:table-cell office:value-type="string">
            <text:p>isNoSensor</text:p>
          </table:table-cell>
          <table:table-cell office:value-type="string">
            <text:p>axisAlignedBox</text:p>
          </table:table-cell>
          <table:table-cell table:number-columns-repeated="2" office:value-type="string">
            <text:p>0.5</text:p>
          </table:table-cell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office:value-type="string">
            <text:p>block_concrete25</text:p>
          </table:table-cell>
          <table:table-cell office:value-type="string">
            <text:p>block_concrete</text:p>
          </table:table-cell>
          <table:table-cell office:value-type="string">
            <text:p>static</text:p>
          </table:table-cell>
          <table:table-cell office:value-type="string">
            <text:p>8.0</text:p>
          </table:table-cell>
          <table:table-cell office:value-type="string">
            <text:p>1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2</text:p>
          </table:table-cell>
          <table:table-cell table:number-columns-repeated="2" office:value-type="string">
            <text:p>0.0</text:p>
          </table:table-cell>
          <table:table-cell office:value-type="string">
            <text:p>isNoSensor</text:p>
          </table:table-cell>
          <table:table-cell office:value-type="string">
            <text:p>axisAlignedBox</text:p>
          </table:table-cell>
          <table:table-cell table:number-columns-repeated="2" office:value-type="string">
            <text:p>0.5</text:p>
          </table:table-cell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office:value-type="string">
            <text:p>block_concrete26</text:p>
          </table:table-cell>
          <table:table-cell office:value-type="string">
            <text:p>block_concrete</text:p>
          </table:table-cell>
          <table:table-cell office:value-type="string">
            <text:p>static</text:p>
          </table:table-cell>
          <table:table-cell office:value-type="string">
            <text:p>8.0</text:p>
          </table:table-cell>
          <table:table-cell office:value-type="string">
            <text:p>2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2</text:p>
          </table:table-cell>
          <table:table-cell table:number-columns-repeated="2" office:value-type="string">
            <text:p>0.0</text:p>
          </table:table-cell>
          <table:table-cell office:value-type="string">
            <text:p>isNoSensor</text:p>
          </table:table-cell>
          <table:table-cell office:value-type="string">
            <text:p>axisAlignedBox</text:p>
          </table:table-cell>
          <table:table-cell table:number-columns-repeated="2" office:value-type="string">
            <text:p>0.5</text:p>
          </table:table-cell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office:value-type="string">
            <text:p>block_concrete27</text:p>
          </table:table-cell>
          <table:table-cell office:value-type="string">
            <text:p>block_concrete</text:p>
          </table:table-cell>
          <table:table-cell office:value-type="string">
            <text:p>static</text:p>
          </table:table-cell>
          <table:table-cell office:value-type="string">
            <text:p>8.0</text:p>
          </table:table-cell>
          <table:table-cell office:value-type="string">
            <text:p>3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2</text:p>
          </table:table-cell>
          <table:table-cell table:number-columns-repeated="2" office:value-type="string">
            <text:p>0.0</text:p>
          </table:table-cell>
          <table:table-cell office:value-type="string">
            <text:p>isNoSensor</text:p>
          </table:table-cell>
          <table:table-cell office:value-type="string">
            <text:p>axisAlignedBox</text:p>
          </table:table-cell>
          <table:table-cell table:number-columns-repeated="2" office:value-type="string">
            <text:p>0.5</text:p>
          </table:table-cell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office:value-type="string">
            <text:p>block_concrete28</text:p>
          </table:table-cell>
          <table:table-cell office:value-type="string">
            <text:p>block_concrete</text:p>
          </table:table-cell>
          <table:table-cell office:value-type="string">
            <text:p>static</text:p>
          </table:table-cell>
          <table:table-cell office:value-type="string">
            <text:p>8.0</text:p>
          </table:table-cell>
          <table:table-cell office:value-type="string">
            <text:p>4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2</text:p>
          </table:table-cell>
          <table:table-cell table:number-columns-repeated="2" office:value-type="string">
            <text:p>0.0</text:p>
          </table:table-cell>
          <table:table-cell office:value-type="string">
            <text:p>isNoSensor</text:p>
          </table:table-cell>
          <table:table-cell office:value-type="string">
            <text:p>axisAlignedBox</text:p>
          </table:table-cell>
          <table:table-cell table:number-columns-repeated="2" office:value-type="string">
            <text:p>0.5</text:p>
          </table:table-cell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office:value-type="string">
            <text:p>block_concrete29</text:p>
          </table:table-cell>
          <table:table-cell office:value-type="string">
            <text:p>block_concrete</text:p>
          </table:table-cell>
          <table:table-cell office:value-type="string">
            <text:p>static</text:p>
          </table:table-cell>
          <table:table-cell office:value-type="string">
            <text:p>8.0</text:p>
          </table:table-cell>
          <table:table-cell office:value-type="string">
            <text:p>5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2</text:p>
          </table:table-cell>
          <table:table-cell table:number-columns-repeated="2" office:value-type="string">
            <text:p>0.0</text:p>
          </table:table-cell>
          <table:table-cell office:value-type="string">
            <text:p>isNoSensor</text:p>
          </table:table-cell>
          <table:table-cell office:value-type="string">
            <text:p>axisAlignedBox</text:p>
          </table:table-cell>
          <table:table-cell table:number-columns-repeated="2" office:value-type="string">
            <text:p>0.5</text:p>
          </table:table-cell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office:value-type="string">
            <text:p>block_concrete30</text:p>
          </table:table-cell>
          <table:table-cell office:value-type="string">
            <text:p>block_concrete</text:p>
          </table:table-cell>
          <table:table-cell office:value-type="string">
            <text:p>static</text:p>
          </table:table-cell>
          <table:table-cell office:value-type="string">
            <text:p>8.0</text:p>
          </table:table-cell>
          <table:table-cell office:value-type="string">
            <text:p>6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2</text:p>
          </table:table-cell>
          <table:table-cell table:number-columns-repeated="2" office:value-type="string">
            <text:p>0.0</text:p>
          </table:table-cell>
          <table:table-cell office:value-type="string">
            <text:p>isNoSensor</text:p>
          </table:table-cell>
          <table:table-cell office:value-type="string">
            <text:p>axisAlignedBox</text:p>
          </table:table-cell>
          <table:table-cell table:number-columns-repeated="2" office:value-type="string">
            <text:p>0.5</text:p>
          </table:table-cell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office:value-type="string">
            <text:p>block_concrete31</text:p>
          </table:table-cell>
          <table:table-cell office:value-type="string">
            <text:p>block_concrete</text:p>
          </table:table-cell>
          <table:table-cell office:value-type="string">
            <text:p>static</text:p>
          </table:table-cell>
          <table:table-cell office:value-type="string">
            <text:p>8.0</text:p>
          </table:table-cell>
          <table:table-cell office:value-type="string">
            <text:p>7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2</text:p>
          </table:table-cell>
          <table:table-cell table:number-columns-repeated="2" office:value-type="string">
            <text:p>0.0</text:p>
          </table:table-cell>
          <table:table-cell office:value-type="string">
            <text:p>isNoSensor</text:p>
          </table:table-cell>
          <table:table-cell office:value-type="string">
            <text:p>axisAlignedBox</text:p>
          </table:table-cell>
          <table:table-cell table:number-columns-repeated="2" office:value-type="string">
            <text:p>0.5</text:p>
          </table:table-cell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office:value-type="string">
            <text:p>block_concrete32</text:p>
          </table:table-cell>
          <table:table-cell office:value-type="string">
            <text:p>block_concrete</text:p>
          </table:table-cell>
          <table:table-cell office:value-type="string">
            <text:p>static</text:p>
          </table:table-cell>
          <table:table-cell table:number-columns-repeated="2" office:value-type="string">
            <text:p>8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2</text:p>
          </table:table-cell>
          <table:table-cell table:number-columns-repeated="2" office:value-type="string">
            <text:p>0.0</text:p>
          </table:table-cell>
          <table:table-cell office:value-type="string">
            <text:p>isNoSensor</text:p>
          </table:table-cell>
          <table:table-cell office:value-type="string">
            <text:p>axisAlignedBox</text:p>
          </table:table-cell>
          <table:table-cell table:number-columns-repeated="2" office:value-type="string">
            <text:p>0.5</text:p>
          </table:table-cell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office:value-type="string">
            <text:p>block_concrete33</text:p>
          </table:table-cell>
          <table:table-cell office:value-type="string">
            <text:p>block_concrete</text:p>
          </table:table-cell>
          <table:table-cell office:value-type="string">
            <text:p>static</text:p>
          </table:table-cell>
          <table:table-cell office:value-type="string">
            <text:p>8.0</text:p>
          </table:table-cell>
          <table:table-cell office:value-type="string">
            <text:p>9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2</text:p>
          </table:table-cell>
          <table:table-cell table:number-columns-repeated="2" office:value-type="string">
            <text:p>0.0</text:p>
          </table:table-cell>
          <table:table-cell office:value-type="string">
            <text:p>isNoSensor</text:p>
          </table:table-cell>
          <table:table-cell office:value-type="string">
            <text:p>axisAlignedBox</text:p>
          </table:table-cell>
          <table:table-cell table:number-columns-repeated="2" office:value-type="string">
            <text:p>0.5</text:p>
          </table:table-cell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office:value-type="string">
            <text:p>block_concrete34</text:p>
          </table:table-cell>
          <table:table-cell office:value-type="string">
            <text:p>block_concrete</text:p>
          </table:table-cell>
          <table:table-cell office:value-type="string">
            <text:p>static</text:p>
          </table:table-cell>
          <table:table-cell office:value-type="string">
            <text:p>8.0</text:p>
          </table:table-cell>
          <table:table-cell office:value-type="string">
            <text:p>10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2</text:p>
          </table:table-cell>
          <table:table-cell table:number-columns-repeated="2" office:value-type="string">
            <text:p>0.0</text:p>
          </table:table-cell>
          <table:table-cell office:value-type="string">
            <text:p>isNoSensor</text:p>
          </table:table-cell>
          <table:table-cell office:value-type="string">
            <text:p>axisAlignedBox</text:p>
          </table:table-cell>
          <table:table-cell table:number-columns-repeated="2" office:value-type="string">
            <text:p>0.5</text:p>
          </table:table-cell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office:value-type="string">
            <text:p>block_concrete35</text:p>
          </table:table-cell>
          <table:table-cell office:value-type="string">
            <text:p>block_concrete</text:p>
          </table:table-cell>
          <table:table-cell office:value-type="string">
            <text:p>static</text:p>
          </table:table-cell>
          <table:table-cell office:value-type="string">
            <text:p>8.0</text:p>
          </table:table-cell>
          <table:table-cell office:value-type="string">
            <text:p>11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2</text:p>
          </table:table-cell>
          <table:table-cell table:number-columns-repeated="2" office:value-type="string">
            <text:p>0.0</text:p>
          </table:table-cell>
          <table:table-cell office:value-type="string">
            <text:p>isNoSensor</text:p>
          </table:table-cell>
          <table:table-cell office:value-type="string">
            <text:p>axisAlignedBox</text:p>
          </table:table-cell>
          <table:table-cell table:number-columns-repeated="2" office:value-type="string">
            <text:p>0.5</text:p>
          </table:table-cell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office:value-type="string">
            <text:p>block_concrete36</text:p>
          </table:table-cell>
          <table:table-cell office:value-type="string">
            <text:p>block_concrete</text:p>
          </table:table-cell>
          <table:table-cell office:value-type="string">
            <text:p>static</text:p>
          </table:table-cell>
          <table:table-cell office:value-type="string">
            <text:p>8.0</text:p>
          </table:table-cell>
          <table:table-cell office:value-type="string">
            <text:p>12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2</text:p>
          </table:table-cell>
          <table:table-cell table:number-columns-repeated="2" office:value-type="string">
            <text:p>0.0</text:p>
          </table:table-cell>
          <table:table-cell office:value-type="string">
            <text:p>isNoSensor</text:p>
          </table:table-cell>
          <table:table-cell office:value-type="string">
            <text:p>axisAlignedBox</text:p>
          </table:table-cell>
          <table:table-cell table:number-columns-repeated="2" office:value-type="string">
            <text:p>0.5</text:p>
          </table:table-cell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office:value-type="string">
            <text:p>block_concrete37</text:p>
          </table:table-cell>
          <table:table-cell office:value-type="string">
            <text:p>block_concrete</text:p>
          </table:table-cell>
          <table:table-cell office:value-type="string">
            <text:p>static</text:p>
          </table:table-cell>
          <table:table-cell office:value-type="string">
            <text:p>8.0</text:p>
          </table:table-cell>
          <table:table-cell office:value-type="string">
            <text:p>13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2</text:p>
          </table:table-cell>
          <table:table-cell table:number-columns-repeated="2" office:value-type="string">
            <text:p>0.0</text:p>
          </table:table-cell>
          <table:table-cell office:value-type="string">
            <text:p>isNoSensor</text:p>
          </table:table-cell>
          <table:table-cell office:value-type="string">
            <text:p>axisAlignedBox</text:p>
          </table:table-cell>
          <table:table-cell table:number-columns-repeated="2" office:value-type="string">
            <text:p>0.5</text:p>
          </table:table-cell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office:value-type="string">
            <text:p>block_concrete38</text:p>
          </table:table-cell>
          <table:table-cell office:value-type="string">
            <text:p>block_concrete</text:p>
          </table:table-cell>
          <table:table-cell office:value-type="string">
            <text:p>static</text:p>
          </table:table-cell>
          <table:table-cell office:value-type="string">
            <text:p>8.0</text:p>
          </table:table-cell>
          <table:table-cell office:value-type="string">
            <text:p>14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2</text:p>
          </table:table-cell>
          <table:table-cell table:number-columns-repeated="2" office:value-type="string">
            <text:p>0.0</text:p>
          </table:table-cell>
          <table:table-cell office:value-type="string">
            <text:p>isNoSensor</text:p>
          </table:table-cell>
          <table:table-cell office:value-type="string">
            <text:p>axisAlignedBox</text:p>
          </table:table-cell>
          <table:table-cell table:number-columns-repeated="2" office:value-type="string">
            <text:p>0.5</text:p>
          </table:table-cell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office:value-type="string">
            <text:p>block_concrete39</text:p>
          </table:table-cell>
          <table:table-cell office:value-type="string">
            <text:p>block_concrete</text:p>
          </table:table-cell>
          <table:table-cell office:value-type="string">
            <text:p>static</text:p>
          </table:table-cell>
          <table:table-cell office:value-type="string">
            <text:p>8.0</text:p>
          </table:table-cell>
          <table:table-cell office:value-type="string">
            <text:p>15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2</text:p>
          </table:table-cell>
          <table:table-cell table:number-columns-repeated="2" office:value-type="string">
            <text:p>0.0</text:p>
          </table:table-cell>
          <table:table-cell office:value-type="string">
            <text:p>isNoSensor</text:p>
          </table:table-cell>
          <table:table-cell office:value-type="string">
            <text:p>axisAlignedBox</text:p>
          </table:table-cell>
          <table:table-cell table:number-columns-repeated="2" office:value-type="string">
            <text:p>0.5</text:p>
          </table:table-cell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office:value-type="string">
            <text:p>block_concrete40</text:p>
          </table:table-cell>
          <table:table-cell office:value-type="string">
            <text:p>block_concrete</text:p>
          </table:table-cell>
          <table:table-cell office:value-type="string">
            <text:p>static</text:p>
          </table:table-cell>
          <table:table-cell office:value-type="string">
            <text:p>8.0</text:p>
          </table:table-cell>
          <table:table-cell office:value-type="string">
            <text:p>16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2</text:p>
          </table:table-cell>
          <table:table-cell table:number-columns-repeated="2" office:value-type="string">
            <text:p>0.0</text:p>
          </table:table-cell>
          <table:table-cell office:value-type="string">
            <text:p>isNoSensor</text:p>
          </table:table-cell>
          <table:table-cell office:value-type="string">
            <text:p>axisAlignedBox</text:p>
          </table:table-cell>
          <table:table-cell table:number-columns-repeated="2" office:value-type="string">
            <text:p>0.5</text:p>
          </table:table-cell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office:value-type="string">
            <text:p>block_concrete41</text:p>
          </table:table-cell>
          <table:table-cell office:value-type="string">
            <text:p>block_concrete</text:p>
          </table:table-cell>
          <table:table-cell office:value-type="string">
            <text:p>static</text:p>
          </table:table-cell>
          <table:table-cell office:value-type="string">
            <text:p>8.0</text:p>
          </table:table-cell>
          <table:table-cell office:value-type="string">
            <text:p>17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2</text:p>
          </table:table-cell>
          <table:table-cell table:number-columns-repeated="2" office:value-type="string">
            <text:p>0.0</text:p>
          </table:table-cell>
          <table:table-cell office:value-type="string">
            <text:p>isNoSensor</text:p>
          </table:table-cell>
          <table:table-cell office:value-type="string">
            <text:p>axisAlignedBox</text:p>
          </table:table-cell>
          <table:table-cell table:number-columns-repeated="2" office:value-type="string">
            <text:p>0.5</text:p>
          </table:table-cell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office:value-type="string">
            <text:p>block_concrete42</text:p>
          </table:table-cell>
          <table:table-cell office:value-type="string">
            <text:p>block_concrete</text:p>
          </table:table-cell>
          <table:table-cell office:value-type="string">
            <text:p>static</text:p>
          </table:table-cell>
          <table:table-cell office:value-type="string">
            <text:p>8.0</text:p>
          </table:table-cell>
          <table:table-cell office:value-type="string">
            <text:p>18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2</text:p>
          </table:table-cell>
          <table:table-cell table:number-columns-repeated="2" office:value-type="string">
            <text:p>0.0</text:p>
          </table:table-cell>
          <table:table-cell office:value-type="string">
            <text:p>isNoSensor</text:p>
          </table:table-cell>
          <table:table-cell office:value-type="string">
            <text:p>axisAlignedBox</text:p>
          </table:table-cell>
          <table:table-cell table:number-columns-repeated="2" office:value-type="string">
            <text:p>0.5</text:p>
          </table:table-cell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office:value-type="string">
            <text:p>block_concrete43</text:p>
          </table:table-cell>
          <table:table-cell office:value-type="string">
            <text:p>block_concrete</text:p>
          </table:table-cell>
          <table:table-cell office:value-type="string">
            <text:p>static</text:p>
          </table:table-cell>
          <table:table-cell office:value-type="string">
            <text:p>8.0</text:p>
          </table:table-cell>
          <table:table-cell office:value-type="string">
            <text:p>19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2</text:p>
          </table:table-cell>
          <table:table-cell table:number-columns-repeated="2" office:value-type="string">
            <text:p>0.0</text:p>
          </table:table-cell>
          <table:table-cell office:value-type="string">
            <text:p>isNoSensor</text:p>
          </table:table-cell>
          <table:table-cell office:value-type="string">
            <text:p>axisAlignedBox</text:p>
          </table:table-cell>
          <table:table-cell table:number-columns-repeated="2" office:value-type="string">
            <text:p>0.5</text:p>
          </table:table-cell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office:value-type="string">
            <text:p>block_concrete44</text:p>
          </table:table-cell>
          <table:table-cell office:value-type="string">
            <text:p>block_concrete</text:p>
          </table:table-cell>
          <table:table-cell office:value-type="string">
            <text:p>static</text:p>
          </table:table-cell>
          <table:table-cell office:value-type="string">
            <text:p>8.0</text:p>
          </table:table-cell>
          <table:table-cell office:value-type="string">
            <text:p>20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2</text:p>
          </table:table-cell>
          <table:table-cell table:number-columns-repeated="2" office:value-type="string">
            <text:p>0.0</text:p>
          </table:table-cell>
          <table:table-cell office:value-type="string">
            <text:p>isNoSensor</text:p>
          </table:table-cell>
          <table:table-cell office:value-type="string">
            <text:p>axisAlignedBox</text:p>
          </table:table-cell>
          <table:table-cell table:number-columns-repeated="2" office:value-type="string">
            <text:p>0.5</text:p>
          </table:table-cell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office:value-type="string">
            <text:p>block_concrete45</text:p>
          </table:table-cell>
          <table:table-cell office:value-type="string">
            <text:p>block_concrete</text:p>
          </table:table-cell>
          <table:table-cell office:value-type="string">
            <text:p>static</text:p>
          </table:table-cell>
          <table:table-cell office:value-type="string">
            <text:p>8.0</text:p>
          </table:table-cell>
          <table:table-cell office:value-type="string">
            <text:p>21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2</text:p>
          </table:table-cell>
          <table:table-cell table:number-columns-repeated="2" office:value-type="string">
            <text:p>0.0</text:p>
          </table:table-cell>
          <table:table-cell office:value-type="string">
            <text:p>isNoSensor</text:p>
          </table:table-cell>
          <table:table-cell office:value-type="string">
            <text:p>axisAlignedBox</text:p>
          </table:table-cell>
          <table:table-cell table:number-columns-repeated="2" office:value-type="string">
            <text:p>0.5</text:p>
          </table:table-cell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office:value-type="string">
            <text:p>block_concrete46</text:p>
          </table:table-cell>
          <table:table-cell office:value-type="string">
            <text:p>block_concrete</text:p>
          </table:table-cell>
          <table:table-cell office:value-type="string">
            <text:p>static</text:p>
          </table:table-cell>
          <table:table-cell office:value-type="string">
            <text:p>8.0</text:p>
          </table:table-cell>
          <table:table-cell office:value-type="string">
            <text:p>22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2</text:p>
          </table:table-cell>
          <table:table-cell table:number-columns-repeated="2" office:value-type="string">
            <text:p>0.0</text:p>
          </table:table-cell>
          <table:table-cell office:value-type="string">
            <text:p>isNoSensor</text:p>
          </table:table-cell>
          <table:table-cell office:value-type="string">
            <text:p>axisAlignedBox</text:p>
          </table:table-cell>
          <table:table-cell table:number-columns-repeated="2" office:value-type="string">
            <text:p>0.5</text:p>
          </table:table-cell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office:value-type="string">
            <text:p>block_concrete47</text:p>
          </table:table-cell>
          <table:table-cell office:value-type="string">
            <text:p>block_concrete</text:p>
          </table:table-cell>
          <table:table-cell office:value-type="string">
            <text:p>static</text:p>
          </table:table-cell>
          <table:table-cell office:value-type="string">
            <text:p>8.0</text:p>
          </table:table-cell>
          <table:table-cell office:value-type="string">
            <text:p>23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2</text:p>
          </table:table-cell>
          <table:table-cell table:number-columns-repeated="2" office:value-type="string">
            <text:p>0.0</text:p>
          </table:table-cell>
          <table:table-cell office:value-type="string">
            <text:p>isNoSensor</text:p>
          </table:table-cell>
          <table:table-cell office:value-type="string">
            <text:p>axisAlignedBox</text:p>
          </table:table-cell>
          <table:table-cell table:number-columns-repeated="2" office:value-type="string">
            <text:p>0.5</text:p>
          </table:table-cell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office:value-type="string">
            <text:p>block_concrete48</text:p>
          </table:table-cell>
          <table:table-cell office:value-type="string">
            <text:p>block_concrete</text:p>
          </table:table-cell>
          <table:table-cell office:value-type="string">
            <text:p>static</text:p>
          </table:table-cell>
          <table:table-cell office:value-type="string">
            <text:p>8.0</text:p>
          </table:table-cell>
          <table:table-cell office:value-type="string">
            <text:p>24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2</text:p>
          </table:table-cell>
          <table:table-cell table:number-columns-repeated="2" office:value-type="string">
            <text:p>0.0</text:p>
          </table:table-cell>
          <table:table-cell office:value-type="string">
            <text:p>isNoSensor</text:p>
          </table:table-cell>
          <table:table-cell office:value-type="string">
            <text:p>axisAlignedBox</text:p>
          </table:table-cell>
          <table:table-cell table:number-columns-repeated="2" office:value-type="string">
            <text:p>0.5</text:p>
          </table:table-cell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office:value-type="string">
            <text:p>block_concrete49</text:p>
          </table:table-cell>
          <table:table-cell office:value-type="string">
            <text:p>block_concrete</text:p>
          </table:table-cell>
          <table:table-cell office:value-type="string">
            <text:p>static</text:p>
          </table:table-cell>
          <table:table-cell office:value-type="string">
            <text:p>8.0</text:p>
          </table:table-cell>
          <table:table-cell office:value-type="string">
            <text:p>25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2</text:p>
          </table:table-cell>
          <table:table-cell table:number-columns-repeated="2" office:value-type="string">
            <text:p>0.0</text:p>
          </table:table-cell>
          <table:table-cell office:value-type="string">
            <text:p>isNoSensor</text:p>
          </table:table-cell>
          <table:table-cell office:value-type="string">
            <text:p>axisAlignedBox</text:p>
          </table:table-cell>
          <table:table-cell table:number-columns-repeated="2" office:value-type="string">
            <text:p>0.5</text:p>
          </table:table-cell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office:value-type="string">
            <text:p>block_concrete50</text:p>
          </table:table-cell>
          <table:table-cell office:value-type="string">
            <text:p>block_concrete</text:p>
          </table:table-cell>
          <table:table-cell office:value-type="string">
            <text:p>static</text:p>
          </table:table-cell>
          <table:table-cell office:value-type="string">
            <text:p>8.0</text:p>
          </table:table-cell>
          <table:table-cell office:value-type="string">
            <text:p>26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2</text:p>
          </table:table-cell>
          <table:table-cell table:number-columns-repeated="2" office:value-type="string">
            <text:p>0.0</text:p>
          </table:table-cell>
          <table:table-cell office:value-type="string">
            <text:p>isNoSensor</text:p>
          </table:table-cell>
          <table:table-cell office:value-type="string">
            <text:p>axisAlignedBox</text:p>
          </table:table-cell>
          <table:table-cell table:number-columns-repeated="2" office:value-type="string">
            <text:p>0.5</text:p>
          </table:table-cell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office:value-type="string">
            <text:p>block_concrete51</text:p>
          </table:table-cell>
          <table:table-cell office:value-type="string">
            <text:p>block_concrete</text:p>
          </table:table-cell>
          <table:table-cell office:value-type="string">
            <text:p>static</text:p>
          </table:table-cell>
          <table:table-cell office:value-type="string">
            <text:p>9.0</text:p>
          </table:table-cell>
          <table:table-cell office:value-type="string">
            <text:p>26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2</text:p>
          </table:table-cell>
          <table:table-cell table:number-columns-repeated="2" office:value-type="string">
            <text:p>0.0</text:p>
          </table:table-cell>
          <table:table-cell office:value-type="string">
            <text:p>isNoSensor</text:p>
          </table:table-cell>
          <table:table-cell office:value-type="string">
            <text:p>axisAlignedBox</text:p>
          </table:table-cell>
          <table:table-cell table:number-columns-repeated="2" office:value-type="string">
            <text:p>0.5</text:p>
          </table:table-cell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office:value-type="string">
            <text:p>block_concrete52</text:p>
          </table:table-cell>
          <table:table-cell office:value-type="string">
            <text:p>block_concrete</text:p>
          </table:table-cell>
          <table:table-cell office:value-type="string">
            <text:p>static</text:p>
          </table:table-cell>
          <table:table-cell office:value-type="string">
            <text:p>10.0</text:p>
          </table:table-cell>
          <table:table-cell office:value-type="string">
            <text:p>26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2</text:p>
          </table:table-cell>
          <table:table-cell table:number-columns-repeated="2" office:value-type="string">
            <text:p>0.0</text:p>
          </table:table-cell>
          <table:table-cell office:value-type="string">
            <text:p>isNoSensor</text:p>
          </table:table-cell>
          <table:table-cell office:value-type="string">
            <text:p>axisAlignedBox</text:p>
          </table:table-cell>
          <table:table-cell table:number-columns-repeated="2" office:value-type="string">
            <text:p>0.5</text:p>
          </table:table-cell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office:value-type="string">
            <text:p>block_concrete53</text:p>
          </table:table-cell>
          <table:table-cell office:value-type="string">
            <text:p>block_concrete</text:p>
          </table:table-cell>
          <table:table-cell office:value-type="string">
            <text:p>static</text:p>
          </table:table-cell>
          <table:table-cell office:value-type="string">
            <text:p>11.0</text:p>
          </table:table-cell>
          <table:table-cell office:value-type="string">
            <text:p>26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2</text:p>
          </table:table-cell>
          <table:table-cell table:number-columns-repeated="2" office:value-type="string">
            <text:p>0.0</text:p>
          </table:table-cell>
          <table:table-cell office:value-type="string">
            <text:p>isNoSensor</text:p>
          </table:table-cell>
          <table:table-cell office:value-type="string">
            <text:p>axisAlignedBox</text:p>
          </table:table-cell>
          <table:table-cell table:number-columns-repeated="2" office:value-type="string">
            <text:p>0.5</text:p>
          </table:table-cell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office:value-type="string">
            <text:p>block_concrete54</text:p>
          </table:table-cell>
          <table:table-cell office:value-type="string">
            <text:p>block_concrete</text:p>
          </table:table-cell>
          <table:table-cell office:value-type="string">
            <text:p>static</text:p>
          </table:table-cell>
          <table:table-cell office:value-type="string">
            <text:p>12.0</text:p>
          </table:table-cell>
          <table:table-cell office:value-type="string">
            <text:p>26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2</text:p>
          </table:table-cell>
          <table:table-cell table:number-columns-repeated="2" office:value-type="string">
            <text:p>0.0</text:p>
          </table:table-cell>
          <table:table-cell office:value-type="string">
            <text:p>isNoSensor</text:p>
          </table:table-cell>
          <table:table-cell office:value-type="string">
            <text:p>axisAlignedBox</text:p>
          </table:table-cell>
          <table:table-cell table:number-columns-repeated="2" office:value-type="string">
            <text:p>0.5</text:p>
          </table:table-cell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office:value-type="string">
            <text:p>block_concrete55</text:p>
          </table:table-cell>
          <table:table-cell office:value-type="string">
            <text:p>block_concrete</text:p>
          </table:table-cell>
          <table:table-cell office:value-type="string">
            <text:p>static</text:p>
          </table:table-cell>
          <table:table-cell office:value-type="string">
            <text:p>13.0</text:p>
          </table:table-cell>
          <table:table-cell office:value-type="string">
            <text:p>26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2</text:p>
          </table:table-cell>
          <table:table-cell table:number-columns-repeated="2" office:value-type="string">
            <text:p>0.0</text:p>
          </table:table-cell>
          <table:table-cell office:value-type="string">
            <text:p>isNoSensor</text:p>
          </table:table-cell>
          <table:table-cell office:value-type="string">
            <text:p>axisAlignedBox</text:p>
          </table:table-cell>
          <table:table-cell table:number-columns-repeated="2" office:value-type="string">
            <text:p>0.5</text:p>
          </table:table-cell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office:value-type="string">
            <text:p>block_concrete56</text:p>
          </table:table-cell>
          <table:table-cell office:value-type="string">
            <text:p>block_concrete</text:p>
          </table:table-cell>
          <table:table-cell office:value-type="string">
            <text:p>static</text:p>
          </table:table-cell>
          <table:table-cell office:value-type="string">
            <text:p>14.0</text:p>
          </table:table-cell>
          <table:table-cell office:value-type="string">
            <text:p>26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2</text:p>
          </table:table-cell>
          <table:table-cell table:number-columns-repeated="2" office:value-type="string">
            <text:p>0.0</text:p>
          </table:table-cell>
          <table:table-cell office:value-type="string">
            <text:p>isNoSensor</text:p>
          </table:table-cell>
          <table:table-cell office:value-type="string">
            <text:p>axisAlignedBox</text:p>
          </table:table-cell>
          <table:table-cell table:number-columns-repeated="2" office:value-type="string">
            <text:p>0.5</text:p>
          </table:table-cell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office:value-type="string">
            <text:p>block_concrete57</text:p>
          </table:table-cell>
          <table:table-cell office:value-type="string">
            <text:p>block_concrete</text:p>
          </table:table-cell>
          <table:table-cell office:value-type="string">
            <text:p>static</text:p>
          </table:table-cell>
          <table:table-cell office:value-type="string">
            <text:p>15.0</text:p>
          </table:table-cell>
          <table:table-cell office:value-type="string">
            <text:p>26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2</text:p>
          </table:table-cell>
          <table:table-cell table:number-columns-repeated="2" office:value-type="string">
            <text:p>0.0</text:p>
          </table:table-cell>
          <table:table-cell office:value-type="string">
            <text:p>isNoSensor</text:p>
          </table:table-cell>
          <table:table-cell office:value-type="string">
            <text:p>axisAlignedBox</text:p>
          </table:table-cell>
          <table:table-cell table:number-columns-repeated="2" office:value-type="string">
            <text:p>0.5</text:p>
          </table:table-cell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office:value-type="string">
            <text:p>block_concrete58</text:p>
          </table:table-cell>
          <table:table-cell office:value-type="string">
            <text:p>block_concrete</text:p>
          </table:table-cell>
          <table:table-cell office:value-type="string">
            <text:p>static</text:p>
          </table:table-cell>
          <table:table-cell office:value-type="string">
            <text:p>16.0</text:p>
          </table:table-cell>
          <table:table-cell office:value-type="string">
            <text:p>26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2</text:p>
          </table:table-cell>
          <table:table-cell table:number-columns-repeated="2" office:value-type="string">
            <text:p>0.0</text:p>
          </table:table-cell>
          <table:table-cell office:value-type="string">
            <text:p>isNoSensor</text:p>
          </table:table-cell>
          <table:table-cell office:value-type="string">
            <text:p>axisAlignedBox</text:p>
          </table:table-cell>
          <table:table-cell table:number-columns-repeated="2" office:value-type="string">
            <text:p>0.5</text:p>
          </table:table-cell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office:value-type="string">
            <text:p>block_concrete59</text:p>
          </table:table-cell>
          <table:table-cell office:value-type="string">
            <text:p>block_concrete</text:p>
          </table:table-cell>
          <table:table-cell office:value-type="string">
            <text:p>static</text:p>
          </table:table-cell>
          <table:table-cell office:value-type="string">
            <text:p>17.0</text:p>
          </table:table-cell>
          <table:table-cell office:value-type="string">
            <text:p>26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2</text:p>
          </table:table-cell>
          <table:table-cell table:number-columns-repeated="2" office:value-type="string">
            <text:p>0.0</text:p>
          </table:table-cell>
          <table:table-cell office:value-type="string">
            <text:p>isNoSensor</text:p>
          </table:table-cell>
          <table:table-cell office:value-type="string">
            <text:p>axisAlignedBox</text:p>
          </table:table-cell>
          <table:table-cell table:number-columns-repeated="2" office:value-type="string">
            <text:p>0.5</text:p>
          </table:table-cell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office:value-type="string">
            <text:p>block_concrete60</text:p>
          </table:table-cell>
          <table:table-cell office:value-type="string">
            <text:p>block_concrete</text:p>
          </table:table-cell>
          <table:table-cell office:value-type="string">
            <text:p>static</text:p>
          </table:table-cell>
          <table:table-cell office:value-type="string">
            <text:p>18.0</text:p>
          </table:table-cell>
          <table:table-cell office:value-type="string">
            <text:p>26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2</text:p>
          </table:table-cell>
          <table:table-cell table:number-columns-repeated="2" office:value-type="string">
            <text:p>0.0</text:p>
          </table:table-cell>
          <table:table-cell office:value-type="string">
            <text:p>isNoSensor</text:p>
          </table:table-cell>
          <table:table-cell office:value-type="string">
            <text:p>axisAlignedBox</text:p>
          </table:table-cell>
          <table:table-cell table:number-columns-repeated="2" office:value-type="string">
            <text:p>0.5</text:p>
          </table:table-cell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office:value-type="string">
            <text:p>block_concrete61</text:p>
          </table:table-cell>
          <table:table-cell office:value-type="string">
            <text:p>block_concrete</text:p>
          </table:table-cell>
          <table:table-cell office:value-type="string">
            <text:p>static</text:p>
          </table:table-cell>
          <table:table-cell office:value-type="string">
            <text:p>19.0</text:p>
          </table:table-cell>
          <table:table-cell office:value-type="string">
            <text:p>26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2</text:p>
          </table:table-cell>
          <table:table-cell table:number-columns-repeated="2" office:value-type="string">
            <text:p>0.0</text:p>
          </table:table-cell>
          <table:table-cell office:value-type="string">
            <text:p>isNoSensor</text:p>
          </table:table-cell>
          <table:table-cell office:value-type="string">
            <text:p>axisAlignedBox</text:p>
          </table:table-cell>
          <table:table-cell table:number-columns-repeated="2" office:value-type="string">
            <text:p>0.5</text:p>
          </table:table-cell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office:value-type="string">
            <text:p>block_concrete62</text:p>
          </table:table-cell>
          <table:table-cell office:value-type="string">
            <text:p>block_concrete</text:p>
          </table:table-cell>
          <table:table-cell office:value-type="string">
            <text:p>static</text:p>
          </table:table-cell>
          <table:table-cell office:value-type="string">
            <text:p>20.0</text:p>
          </table:table-cell>
          <table:table-cell office:value-type="string">
            <text:p>26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2</text:p>
          </table:table-cell>
          <table:table-cell table:number-columns-repeated="2" office:value-type="string">
            <text:p>0.0</text:p>
          </table:table-cell>
          <table:table-cell office:value-type="string">
            <text:p>isNoSensor</text:p>
          </table:table-cell>
          <table:table-cell office:value-type="string">
            <text:p>axisAlignedBox</text:p>
          </table:table-cell>
          <table:table-cell table:number-columns-repeated="2" office:value-type="string">
            <text:p>0.5</text:p>
          </table:table-cell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office:value-type="string">
            <text:p>block_concrete63</text:p>
          </table:table-cell>
          <table:table-cell office:value-type="string">
            <text:p>block_concrete</text:p>
          </table:table-cell>
          <table:table-cell office:value-type="string">
            <text:p>static</text:p>
          </table:table-cell>
          <table:table-cell office:value-type="string">
            <text:p>21.0</text:p>
          </table:table-cell>
          <table:table-cell office:value-type="string">
            <text:p>26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2</text:p>
          </table:table-cell>
          <table:table-cell table:number-columns-repeated="2" office:value-type="string">
            <text:p>0.0</text:p>
          </table:table-cell>
          <table:table-cell office:value-type="string">
            <text:p>isNoSensor</text:p>
          </table:table-cell>
          <table:table-cell office:value-type="string">
            <text:p>axisAlignedBox</text:p>
          </table:table-cell>
          <table:table-cell table:number-columns-repeated="2" office:value-type="string">
            <text:p>0.5</text:p>
          </table:table-cell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office:value-type="string">
            <text:p>block_concrete64</text:p>
          </table:table-cell>
          <table:table-cell office:value-type="string">
            <text:p>block_concrete</text:p>
          </table:table-cell>
          <table:table-cell office:value-type="string">
            <text:p>static</text:p>
          </table:table-cell>
          <table:table-cell office:value-type="string">
            <text:p>22.0</text:p>
          </table:table-cell>
          <table:table-cell office:value-type="string">
            <text:p>26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2</text:p>
          </table:table-cell>
          <table:table-cell table:number-columns-repeated="2" office:value-type="string">
            <text:p>0.0</text:p>
          </table:table-cell>
          <table:table-cell office:value-type="string">
            <text:p>isNoSensor</text:p>
          </table:table-cell>
          <table:table-cell office:value-type="string">
            <text:p>axisAlignedBox</text:p>
          </table:table-cell>
          <table:table-cell table:number-columns-repeated="2" office:value-type="string">
            <text:p>0.5</text:p>
          </table:table-cell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office:value-type="string">
            <text:p>block_concrete65</text:p>
          </table:table-cell>
          <table:table-cell office:value-type="string">
            <text:p>block_concrete</text:p>
          </table:table-cell>
          <table:table-cell office:value-type="string">
            <text:p>static</text:p>
          </table:table-cell>
          <table:table-cell office:value-type="string">
            <text:p>23.0</text:p>
          </table:table-cell>
          <table:table-cell office:value-type="string">
            <text:p>26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2</text:p>
          </table:table-cell>
          <table:table-cell table:number-columns-repeated="2" office:value-type="string">
            <text:p>0.0</text:p>
          </table:table-cell>
          <table:table-cell office:value-type="string">
            <text:p>isNoSensor</text:p>
          </table:table-cell>
          <table:table-cell office:value-type="string">
            <text:p>axisAlignedBox</text:p>
          </table:table-cell>
          <table:table-cell table:number-columns-repeated="2" office:value-type="string">
            <text:p>0.5</text:p>
          </table:table-cell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office:value-type="string">
            <text:p>block_concrete66</text:p>
          </table:table-cell>
          <table:table-cell office:value-type="string">
            <text:p>block_concrete</text:p>
          </table:table-cell>
          <table:table-cell office:value-type="string">
            <text:p>static</text:p>
          </table:table-cell>
          <table:table-cell office:value-type="string">
            <text:p>24.0</text:p>
          </table:table-cell>
          <table:table-cell office:value-type="string">
            <text:p>26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2</text:p>
          </table:table-cell>
          <table:table-cell table:number-columns-repeated="2" office:value-type="string">
            <text:p>0.0</text:p>
          </table:table-cell>
          <table:table-cell office:value-type="string">
            <text:p>isNoSensor</text:p>
          </table:table-cell>
          <table:table-cell office:value-type="string">
            <text:p>axisAlignedBox</text:p>
          </table:table-cell>
          <table:table-cell table:number-columns-repeated="2" office:value-type="string">
            <text:p>0.5</text:p>
          </table:table-cell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office:value-type="string">
            <text:p>block_concrete67</text:p>
          </table:table-cell>
          <table:table-cell office:value-type="string">
            <text:p>block_concrete</text:p>
          </table:table-cell>
          <table:table-cell office:value-type="string">
            <text:p>static</text:p>
          </table:table-cell>
          <table:table-cell office:value-type="string">
            <text:p>25.0</text:p>
          </table:table-cell>
          <table:table-cell office:value-type="string">
            <text:p>26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2</text:p>
          </table:table-cell>
          <table:table-cell table:number-columns-repeated="2" office:value-type="string">
            <text:p>0.0</text:p>
          </table:table-cell>
          <table:table-cell office:value-type="string">
            <text:p>isNoSensor</text:p>
          </table:table-cell>
          <table:table-cell office:value-type="string">
            <text:p>axisAlignedBox</text:p>
          </table:table-cell>
          <table:table-cell table:number-columns-repeated="2" office:value-type="string">
            <text:p>0.5</text:p>
          </table:table-cell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office:value-type="string">
            <text:p>block_concrete68</text:p>
          </table:table-cell>
          <table:table-cell office:value-type="string">
            <text:p>block_concrete</text:p>
          </table:table-cell>
          <table:table-cell office:value-type="string">
            <text:p>static</text:p>
          </table:table-cell>
          <table:table-cell table:number-columns-repeated="2" office:value-type="string">
            <text:p>26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2</text:p>
          </table:table-cell>
          <table:table-cell table:number-columns-repeated="2" office:value-type="string">
            <text:p>0.0</text:p>
          </table:table-cell>
          <table:table-cell office:value-type="string">
            <text:p>isNoSensor</text:p>
          </table:table-cell>
          <table:table-cell office:value-type="string">
            <text:p>axisAlignedBox</text:p>
          </table:table-cell>
          <table:table-cell table:number-columns-repeated="2" office:value-type="string">
            <text:p>0.5</text:p>
          </table:table-cell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office:value-type="string">
            <text:p>block_concrete69</text:p>
          </table:table-cell>
          <table:table-cell office:value-type="string">
            <text:p>block_concrete</text:p>
          </table:table-cell>
          <table:table-cell office:value-type="string">
            <text:p>static</text:p>
          </table:table-cell>
          <table:table-cell office:value-type="string">
            <text:p>-8.0</text:p>
          </table:table-cell>
          <table:table-cell office:value-type="string">
            <text:p>1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2</text:p>
          </table:table-cell>
          <table:table-cell table:number-columns-repeated="2" office:value-type="string">
            <text:p>0.0</text:p>
          </table:table-cell>
          <table:table-cell office:value-type="string">
            <text:p>isNoSensor</text:p>
          </table:table-cell>
          <table:table-cell office:value-type="string">
            <text:p>axisAlignedBox</text:p>
          </table:table-cell>
          <table:table-cell table:number-columns-repeated="2" office:value-type="string">
            <text:p>0.5</text:p>
          </table:table-cell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office:value-type="string">
            <text:p>block_concrete70</text:p>
          </table:table-cell>
          <table:table-cell office:value-type="string">
            <text:p>block_concrete</text:p>
          </table:table-cell>
          <table:table-cell office:value-type="string">
            <text:p>static</text:p>
          </table:table-cell>
          <table:table-cell office:value-type="string">
            <text:p>-8.0</text:p>
          </table:table-cell>
          <table:table-cell office:value-type="string">
            <text:p>2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2</text:p>
          </table:table-cell>
          <table:table-cell table:number-columns-repeated="2" office:value-type="string">
            <text:p>0.0</text:p>
          </table:table-cell>
          <table:table-cell office:value-type="string">
            <text:p>isNoSensor</text:p>
          </table:table-cell>
          <table:table-cell office:value-type="string">
            <text:p>axisAlignedBox</text:p>
          </table:table-cell>
          <table:table-cell table:number-columns-repeated="2" office:value-type="string">
            <text:p>0.5</text:p>
          </table:table-cell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office:value-type="string">
            <text:p>block_concrete71</text:p>
          </table:table-cell>
          <table:table-cell office:value-type="string">
            <text:p>block_concrete</text:p>
          </table:table-cell>
          <table:table-cell office:value-type="string">
            <text:p>static</text:p>
          </table:table-cell>
          <table:table-cell office:value-type="string">
            <text:p>-8.0</text:p>
          </table:table-cell>
          <table:table-cell office:value-type="string">
            <text:p>3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2</text:p>
          </table:table-cell>
          <table:table-cell table:number-columns-repeated="2" office:value-type="string">
            <text:p>0.0</text:p>
          </table:table-cell>
          <table:table-cell office:value-type="string">
            <text:p>isNoSensor</text:p>
          </table:table-cell>
          <table:table-cell office:value-type="string">
            <text:p>axisAlignedBox</text:p>
          </table:table-cell>
          <table:table-cell table:number-columns-repeated="2" office:value-type="string">
            <text:p>0.5</text:p>
          </table:table-cell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office:value-type="string">
            <text:p>block_concrete72</text:p>
          </table:table-cell>
          <table:table-cell office:value-type="string">
            <text:p>block_concrete</text:p>
          </table:table-cell>
          <table:table-cell office:value-type="string">
            <text:p>static</text:p>
          </table:table-cell>
          <table:table-cell office:value-type="string">
            <text:p>-8.0</text:p>
          </table:table-cell>
          <table:table-cell office:value-type="string">
            <text:p>4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2</text:p>
          </table:table-cell>
          <table:table-cell table:number-columns-repeated="2" office:value-type="string">
            <text:p>0.0</text:p>
          </table:table-cell>
          <table:table-cell office:value-type="string">
            <text:p>isNoSensor</text:p>
          </table:table-cell>
          <table:table-cell office:value-type="string">
            <text:p>axisAlignedBox</text:p>
          </table:table-cell>
          <table:table-cell table:number-columns-repeated="2" office:value-type="string">
            <text:p>0.5</text:p>
          </table:table-cell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office:value-type="string">
            <text:p>block_concrete73</text:p>
          </table:table-cell>
          <table:table-cell office:value-type="string">
            <text:p>block_concrete</text:p>
          </table:table-cell>
          <table:table-cell office:value-type="string">
            <text:p>static</text:p>
          </table:table-cell>
          <table:table-cell office:value-type="string">
            <text:p>-8.0</text:p>
          </table:table-cell>
          <table:table-cell office:value-type="string">
            <text:p>5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2</text:p>
          </table:table-cell>
          <table:table-cell table:number-columns-repeated="2" office:value-type="string">
            <text:p>0.0</text:p>
          </table:table-cell>
          <table:table-cell office:value-type="string">
            <text:p>isNoSensor</text:p>
          </table:table-cell>
          <table:table-cell office:value-type="string">
            <text:p>axisAlignedBox</text:p>
          </table:table-cell>
          <table:table-cell table:number-columns-repeated="2" office:value-type="string">
            <text:p>0.5</text:p>
          </table:table-cell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office:value-type="string">
            <text:p>block_concrete74</text:p>
          </table:table-cell>
          <table:table-cell office:value-type="string">
            <text:p>block_concrete</text:p>
          </table:table-cell>
          <table:table-cell office:value-type="string">
            <text:p>static</text:p>
          </table:table-cell>
          <table:table-cell office:value-type="string">
            <text:p>-8.0</text:p>
          </table:table-cell>
          <table:table-cell office:value-type="string">
            <text:p>6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2</text:p>
          </table:table-cell>
          <table:table-cell table:number-columns-repeated="2" office:value-type="string">
            <text:p>0.0</text:p>
          </table:table-cell>
          <table:table-cell office:value-type="string">
            <text:p>isNoSensor</text:p>
          </table:table-cell>
          <table:table-cell office:value-type="string">
            <text:p>axisAlignedBox</text:p>
          </table:table-cell>
          <table:table-cell table:number-columns-repeated="2" office:value-type="string">
            <text:p>0.5</text:p>
          </table:table-cell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office:value-type="string">
            <text:p>block_concrete75</text:p>
          </table:table-cell>
          <table:table-cell office:value-type="string">
            <text:p>block_concrete</text:p>
          </table:table-cell>
          <table:table-cell office:value-type="string">
            <text:p>static</text:p>
          </table:table-cell>
          <table:table-cell office:value-type="string">
            <text:p>-8.0</text:p>
          </table:table-cell>
          <table:table-cell office:value-type="string">
            <text:p>7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2</text:p>
          </table:table-cell>
          <table:table-cell table:number-columns-repeated="2" office:value-type="string">
            <text:p>0.0</text:p>
          </table:table-cell>
          <table:table-cell office:value-type="string">
            <text:p>isNoSensor</text:p>
          </table:table-cell>
          <table:table-cell office:value-type="string">
            <text:p>axisAlignedBox</text:p>
          </table:table-cell>
          <table:table-cell table:number-columns-repeated="2" office:value-type="string">
            <text:p>0.5</text:p>
          </table:table-cell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office:value-type="string">
            <text:p>block_concrete76</text:p>
          </table:table-cell>
          <table:table-cell office:value-type="string">
            <text:p>block_concrete</text:p>
          </table:table-cell>
          <table:table-cell office:value-type="string">
            <text:p>static</text:p>
          </table:table-cell>
          <table:table-cell office:value-type="string">
            <text:p>-8.0</text:p>
          </table:table-cell>
          <table:table-cell office:value-type="string">
            <text:p>8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2</text:p>
          </table:table-cell>
          <table:table-cell table:number-columns-repeated="2" office:value-type="string">
            <text:p>0.0</text:p>
          </table:table-cell>
          <table:table-cell office:value-type="string">
            <text:p>isNoSensor</text:p>
          </table:table-cell>
          <table:table-cell office:value-type="string">
            <text:p>axisAlignedBox</text:p>
          </table:table-cell>
          <table:table-cell table:number-columns-repeated="2" office:value-type="string">
            <text:p>0.5</text:p>
          </table:table-cell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office:value-type="string">
            <text:p>block_concrete77</text:p>
          </table:table-cell>
          <table:table-cell office:value-type="string">
            <text:p>block_concrete</text:p>
          </table:table-cell>
          <table:table-cell office:value-type="string">
            <text:p>static</text:p>
          </table:table-cell>
          <table:table-cell office:value-type="string">
            <text:p>-8.0</text:p>
          </table:table-cell>
          <table:table-cell office:value-type="string">
            <text:p>9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2</text:p>
          </table:table-cell>
          <table:table-cell table:number-columns-repeated="2" office:value-type="string">
            <text:p>0.0</text:p>
          </table:table-cell>
          <table:table-cell office:value-type="string">
            <text:p>isNoSensor</text:p>
          </table:table-cell>
          <table:table-cell office:value-type="string">
            <text:p>axisAlignedBox</text:p>
          </table:table-cell>
          <table:table-cell table:number-columns-repeated="2" office:value-type="string">
            <text:p>0.5</text:p>
          </table:table-cell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office:value-type="string">
            <text:p>block_concrete78</text:p>
          </table:table-cell>
          <table:table-cell office:value-type="string">
            <text:p>block_concrete</text:p>
          </table:table-cell>
          <table:table-cell office:value-type="string">
            <text:p>static</text:p>
          </table:table-cell>
          <table:table-cell office:value-type="string">
            <text:p>-8.0</text:p>
          </table:table-cell>
          <table:table-cell office:value-type="string">
            <text:p>10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2</text:p>
          </table:table-cell>
          <table:table-cell table:number-columns-repeated="2" office:value-type="string">
            <text:p>0.0</text:p>
          </table:table-cell>
          <table:table-cell office:value-type="string">
            <text:p>isNoSensor</text:p>
          </table:table-cell>
          <table:table-cell office:value-type="string">
            <text:p>axisAlignedBox</text:p>
          </table:table-cell>
          <table:table-cell table:number-columns-repeated="2" office:value-type="string">
            <text:p>0.5</text:p>
          </table:table-cell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office:value-type="string">
            <text:p>block_concrete79</text:p>
          </table:table-cell>
          <table:table-cell office:value-type="string">
            <text:p>block_concrete</text:p>
          </table:table-cell>
          <table:table-cell office:value-type="string">
            <text:p>static</text:p>
          </table:table-cell>
          <table:table-cell office:value-type="string">
            <text:p>-8.0</text:p>
          </table:table-cell>
          <table:table-cell office:value-type="string">
            <text:p>11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2</text:p>
          </table:table-cell>
          <table:table-cell table:number-columns-repeated="2" office:value-type="string">
            <text:p>0.0</text:p>
          </table:table-cell>
          <table:table-cell office:value-type="string">
            <text:p>isNoSensor</text:p>
          </table:table-cell>
          <table:table-cell office:value-type="string">
            <text:p>axisAlignedBox</text:p>
          </table:table-cell>
          <table:table-cell table:number-columns-repeated="2" office:value-type="string">
            <text:p>0.5</text:p>
          </table:table-cell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office:value-type="string">
            <text:p>block_concrete80</text:p>
          </table:table-cell>
          <table:table-cell office:value-type="string">
            <text:p>block_concrete</text:p>
          </table:table-cell>
          <table:table-cell office:value-type="string">
            <text:p>static</text:p>
          </table:table-cell>
          <table:table-cell office:value-type="string">
            <text:p>-8.0</text:p>
          </table:table-cell>
          <table:table-cell office:value-type="string">
            <text:p>12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2</text:p>
          </table:table-cell>
          <table:table-cell table:number-columns-repeated="2" office:value-type="string">
            <text:p>0.0</text:p>
          </table:table-cell>
          <table:table-cell office:value-type="string">
            <text:p>isNoSensor</text:p>
          </table:table-cell>
          <table:table-cell office:value-type="string">
            <text:p>axisAlignedBox</text:p>
          </table:table-cell>
          <table:table-cell table:number-columns-repeated="2" office:value-type="string">
            <text:p>0.5</text:p>
          </table:table-cell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office:value-type="string">
            <text:p>block_concrete81</text:p>
          </table:table-cell>
          <table:table-cell office:value-type="string">
            <text:p>block_concrete</text:p>
          </table:table-cell>
          <table:table-cell office:value-type="string">
            <text:p>static</text:p>
          </table:table-cell>
          <table:table-cell office:value-type="string">
            <text:p>-8.0</text:p>
          </table:table-cell>
          <table:table-cell office:value-type="string">
            <text:p>13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2</text:p>
          </table:table-cell>
          <table:table-cell table:number-columns-repeated="2" office:value-type="string">
            <text:p>0.0</text:p>
          </table:table-cell>
          <table:table-cell office:value-type="string">
            <text:p>isNoSensor</text:p>
          </table:table-cell>
          <table:table-cell office:value-type="string">
            <text:p>axisAlignedBox</text:p>
          </table:table-cell>
          <table:table-cell table:number-columns-repeated="2" office:value-type="string">
            <text:p>0.5</text:p>
          </table:table-cell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office:value-type="string">
            <text:p>block_concrete82</text:p>
          </table:table-cell>
          <table:table-cell office:value-type="string">
            <text:p>block_concrete</text:p>
          </table:table-cell>
          <table:table-cell office:value-type="string">
            <text:p>static</text:p>
          </table:table-cell>
          <table:table-cell office:value-type="string">
            <text:p>-8.0</text:p>
          </table:table-cell>
          <table:table-cell office:value-type="string">
            <text:p>14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2</text:p>
          </table:table-cell>
          <table:table-cell table:number-columns-repeated="2" office:value-type="string">
            <text:p>0.0</text:p>
          </table:table-cell>
          <table:table-cell office:value-type="string">
            <text:p>isNoSensor</text:p>
          </table:table-cell>
          <table:table-cell office:value-type="string">
            <text:p>axisAlignedBox</text:p>
          </table:table-cell>
          <table:table-cell table:number-columns-repeated="2" office:value-type="string">
            <text:p>0.5</text:p>
          </table:table-cell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office:value-type="string">
            <text:p>block_concrete83</text:p>
          </table:table-cell>
          <table:table-cell office:value-type="string">
            <text:p>block_concrete</text:p>
          </table:table-cell>
          <table:table-cell office:value-type="string">
            <text:p>static</text:p>
          </table:table-cell>
          <table:table-cell office:value-type="string">
            <text:p>-8.0</text:p>
          </table:table-cell>
          <table:table-cell office:value-type="string">
            <text:p>15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2</text:p>
          </table:table-cell>
          <table:table-cell table:number-columns-repeated="2" office:value-type="string">
            <text:p>0.0</text:p>
          </table:table-cell>
          <table:table-cell office:value-type="string">
            <text:p>isNoSensor</text:p>
          </table:table-cell>
          <table:table-cell office:value-type="string">
            <text:p>axisAlignedBox</text:p>
          </table:table-cell>
          <table:table-cell table:number-columns-repeated="2" office:value-type="string">
            <text:p>0.5</text:p>
          </table:table-cell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office:value-type="string">
            <text:p>block_concrete84</text:p>
          </table:table-cell>
          <table:table-cell office:value-type="string">
            <text:p>block_concrete</text:p>
          </table:table-cell>
          <table:table-cell office:value-type="string">
            <text:p>static</text:p>
          </table:table-cell>
          <table:table-cell office:value-type="string">
            <text:p>-8.0</text:p>
          </table:table-cell>
          <table:table-cell office:value-type="string">
            <text:p>16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2</text:p>
          </table:table-cell>
          <table:table-cell table:number-columns-repeated="2" office:value-type="string">
            <text:p>0.0</text:p>
          </table:table-cell>
          <table:table-cell office:value-type="string">
            <text:p>isNoSensor</text:p>
          </table:table-cell>
          <table:table-cell office:value-type="string">
            <text:p>axisAlignedBox</text:p>
          </table:table-cell>
          <table:table-cell table:number-columns-repeated="2" office:value-type="string">
            <text:p>0.5</text:p>
          </table:table-cell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office:value-type="string">
            <text:p>block_concrete85</text:p>
          </table:table-cell>
          <table:table-cell office:value-type="string">
            <text:p>block_concrete</text:p>
          </table:table-cell>
          <table:table-cell office:value-type="string">
            <text:p>static</text:p>
          </table:table-cell>
          <table:table-cell office:value-type="string">
            <text:p>-8.0</text:p>
          </table:table-cell>
          <table:table-cell office:value-type="string">
            <text:p>17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2</text:p>
          </table:table-cell>
          <table:table-cell table:number-columns-repeated="2" office:value-type="string">
            <text:p>0.0</text:p>
          </table:table-cell>
          <table:table-cell office:value-type="string">
            <text:p>isNoSensor</text:p>
          </table:table-cell>
          <table:table-cell office:value-type="string">
            <text:p>axisAlignedBox</text:p>
          </table:table-cell>
          <table:table-cell table:number-columns-repeated="2" office:value-type="string">
            <text:p>0.5</text:p>
          </table:table-cell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office:value-type="string">
            <text:p>block_concrete86</text:p>
          </table:table-cell>
          <table:table-cell office:value-type="string">
            <text:p>block_concrete</text:p>
          </table:table-cell>
          <table:table-cell office:value-type="string">
            <text:p>static</text:p>
          </table:table-cell>
          <table:table-cell office:value-type="string">
            <text:p>-8.0</text:p>
          </table:table-cell>
          <table:table-cell office:value-type="string">
            <text:p>18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2</text:p>
          </table:table-cell>
          <table:table-cell table:number-columns-repeated="2" office:value-type="string">
            <text:p>0.0</text:p>
          </table:table-cell>
          <table:table-cell office:value-type="string">
            <text:p>isNoSensor</text:p>
          </table:table-cell>
          <table:table-cell office:value-type="string">
            <text:p>axisAlignedBox</text:p>
          </table:table-cell>
          <table:table-cell table:number-columns-repeated="2" office:value-type="string">
            <text:p>0.5</text:p>
          </table:table-cell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office:value-type="string">
            <text:p>block_concrete87</text:p>
          </table:table-cell>
          <table:table-cell office:value-type="string">
            <text:p>block_concrete</text:p>
          </table:table-cell>
          <table:table-cell office:value-type="string">
            <text:p>static</text:p>
          </table:table-cell>
          <table:table-cell office:value-type="string">
            <text:p>-8.0</text:p>
          </table:table-cell>
          <table:table-cell office:value-type="string">
            <text:p>19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2</text:p>
          </table:table-cell>
          <table:table-cell table:number-columns-repeated="2" office:value-type="string">
            <text:p>0.0</text:p>
          </table:table-cell>
          <table:table-cell office:value-type="string">
            <text:p>isNoSensor</text:p>
          </table:table-cell>
          <table:table-cell office:value-type="string">
            <text:p>axisAlignedBox</text:p>
          </table:table-cell>
          <table:table-cell table:number-columns-repeated="2" office:value-type="string">
            <text:p>0.5</text:p>
          </table:table-cell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office:value-type="string">
            <text:p>block_concrete88</text:p>
          </table:table-cell>
          <table:table-cell office:value-type="string">
            <text:p>block_concrete</text:p>
          </table:table-cell>
          <table:table-cell office:value-type="string">
            <text:p>static</text:p>
          </table:table-cell>
          <table:table-cell office:value-type="string">
            <text:p>-8.0</text:p>
          </table:table-cell>
          <table:table-cell office:value-type="string">
            <text:p>20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2</text:p>
          </table:table-cell>
          <table:table-cell table:number-columns-repeated="2" office:value-type="string">
            <text:p>0.0</text:p>
          </table:table-cell>
          <table:table-cell office:value-type="string">
            <text:p>isNoSensor</text:p>
          </table:table-cell>
          <table:table-cell office:value-type="string">
            <text:p>axisAlignedBox</text:p>
          </table:table-cell>
          <table:table-cell table:number-columns-repeated="2" office:value-type="string">
            <text:p>0.5</text:p>
          </table:table-cell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office:value-type="string">
            <text:p>block_concrete89</text:p>
          </table:table-cell>
          <table:table-cell office:value-type="string">
            <text:p>block_concrete</text:p>
          </table:table-cell>
          <table:table-cell office:value-type="string">
            <text:p>static</text:p>
          </table:table-cell>
          <table:table-cell office:value-type="string">
            <text:p>-8.0</text:p>
          </table:table-cell>
          <table:table-cell office:value-type="string">
            <text:p>21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2</text:p>
          </table:table-cell>
          <table:table-cell table:number-columns-repeated="2" office:value-type="string">
            <text:p>0.0</text:p>
          </table:table-cell>
          <table:table-cell office:value-type="string">
            <text:p>isNoSensor</text:p>
          </table:table-cell>
          <table:table-cell office:value-type="string">
            <text:p>axisAlignedBox</text:p>
          </table:table-cell>
          <table:table-cell table:number-columns-repeated="2" office:value-type="string">
            <text:p>0.5</text:p>
          </table:table-cell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office:value-type="string">
            <text:p>block_concrete90</text:p>
          </table:table-cell>
          <table:table-cell office:value-type="string">
            <text:p>block_concrete</text:p>
          </table:table-cell>
          <table:table-cell office:value-type="string">
            <text:p>static</text:p>
          </table:table-cell>
          <table:table-cell office:value-type="string">
            <text:p>-8.0</text:p>
          </table:table-cell>
          <table:table-cell office:value-type="string">
            <text:p>22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2</text:p>
          </table:table-cell>
          <table:table-cell table:number-columns-repeated="2" office:value-type="string">
            <text:p>0.0</text:p>
          </table:table-cell>
          <table:table-cell office:value-type="string">
            <text:p>isNoSensor</text:p>
          </table:table-cell>
          <table:table-cell office:value-type="string">
            <text:p>axisAlignedBox</text:p>
          </table:table-cell>
          <table:table-cell table:number-columns-repeated="2" office:value-type="string">
            <text:p>0.5</text:p>
          </table:table-cell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office:value-type="string">
            <text:p>block_concrete91</text:p>
          </table:table-cell>
          <table:table-cell office:value-type="string">
            <text:p>block_concrete</text:p>
          </table:table-cell>
          <table:table-cell office:value-type="string">
            <text:p>static</text:p>
          </table:table-cell>
          <table:table-cell office:value-type="string">
            <text:p>-8.0</text:p>
          </table:table-cell>
          <table:table-cell office:value-type="string">
            <text:p>23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2</text:p>
          </table:table-cell>
          <table:table-cell table:number-columns-repeated="2" office:value-type="string">
            <text:p>0.0</text:p>
          </table:table-cell>
          <table:table-cell office:value-type="string">
            <text:p>isNoSensor</text:p>
          </table:table-cell>
          <table:table-cell office:value-type="string">
            <text:p>axisAlignedBox</text:p>
          </table:table-cell>
          <table:table-cell table:number-columns-repeated="2" office:value-type="string">
            <text:p>0.5</text:p>
          </table:table-cell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office:value-type="string">
            <text:p>block_concrete92</text:p>
          </table:table-cell>
          <table:table-cell office:value-type="string">
            <text:p>block_concrete</text:p>
          </table:table-cell>
          <table:table-cell office:value-type="string">
            <text:p>static</text:p>
          </table:table-cell>
          <table:table-cell office:value-type="string">
            <text:p>-8.0</text:p>
          </table:table-cell>
          <table:table-cell office:value-type="string">
            <text:p>24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2</text:p>
          </table:table-cell>
          <table:table-cell table:number-columns-repeated="2" office:value-type="string">
            <text:p>0.0</text:p>
          </table:table-cell>
          <table:table-cell office:value-type="string">
            <text:p>isNoSensor</text:p>
          </table:table-cell>
          <table:table-cell office:value-type="string">
            <text:p>axisAlignedBox</text:p>
          </table:table-cell>
          <table:table-cell table:number-columns-repeated="2" office:value-type="string">
            <text:p>0.5</text:p>
          </table:table-cell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office:value-type="string">
            <text:p>block_concrete93</text:p>
          </table:table-cell>
          <table:table-cell office:value-type="string">
            <text:p>block_concrete</text:p>
          </table:table-cell>
          <table:table-cell office:value-type="string">
            <text:p>static</text:p>
          </table:table-cell>
          <table:table-cell office:value-type="string">
            <text:p>-8.0</text:p>
          </table:table-cell>
          <table:table-cell office:value-type="string">
            <text:p>25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2</text:p>
          </table:table-cell>
          <table:table-cell table:number-columns-repeated="2" office:value-type="string">
            <text:p>0.0</text:p>
          </table:table-cell>
          <table:table-cell office:value-type="string">
            <text:p>isNoSensor</text:p>
          </table:table-cell>
          <table:table-cell office:value-type="string">
            <text:p>axisAlignedBox</text:p>
          </table:table-cell>
          <table:table-cell table:number-columns-repeated="2" office:value-type="string">
            <text:p>0.5</text:p>
          </table:table-cell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office:value-type="string">
            <text:p>block_concrete94</text:p>
          </table:table-cell>
          <table:table-cell office:value-type="string">
            <text:p>block_concrete</text:p>
          </table:table-cell>
          <table:table-cell office:value-type="string">
            <text:p>static</text:p>
          </table:table-cell>
          <table:table-cell office:value-type="string">
            <text:p>-8.0</text:p>
          </table:table-cell>
          <table:table-cell office:value-type="string">
            <text:p>26.0</text:p>
          </table:table-cell>
          <table:table-cell table:number-columns-repeated="6" office:value-type="string">
            <text:p>0</text:p>
          </table:table-cell>
          <table:table-cell office:value-type="string">
            <text:p>allowSleep</text:p>
          </table:table-cell>
          <table:table-cell office:value-type="string">
            <text:p>awake</text:p>
          </table:table-cell>
          <table:table-cell office:value-type="string">
            <text:p>allowRotation</text:p>
          </table:table-cell>
          <table:table-cell office:value-type="string">
            <text:p>isNoBullet</text:p>
          </table:table-cell>
          <table:table-cell office:value-type="string">
            <text:p>active</text:p>
          </table:table-cell>
          <table:table-cell office:value-type="string">
            <text:p>0.2</text:p>
          </table:table-cell>
          <table:table-cell table:number-columns-repeated="2" office:value-type="string">
            <text:p>0.0</text:p>
          </table:table-cell>
          <table:table-cell office:value-type="string">
            <text:p>isNoSensor</text:p>
          </table:table-cell>
          <table:table-cell office:value-type="string">
            <text:p>axisAlignedBox</text:p>
          </table:table-cell>
          <table:table-cell table:number-columns-repeated="2" office:value-type="string">
            <text:p>0.5</text:p>
          </table:table-cell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 table:number-rows-repeated="18">
          <table:table-cell table:style-name="Default" table:number-columns-repeated="24"/>
          <table:table-cell table:number-columns-repeated="100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Default" table:number-columns-repeated="23"/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table:style-name="Default" table:number-columns-repeated="23"/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table:style-name="Default" table:number-columns-repeated="23"/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table:style-name="Default" table:number-columns-repeated="23"/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table:style-name="Default" table:number-columns-repeated="23"/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table:style-name="Default" table:number-columns-repeated="23"/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table:style-name="Default" table:number-columns-repeated="23"/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table:style-name="Default" table:number-columns-repeated="23"/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table:style-name="Default" table:number-columns-repeated="23"/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table:style-name="Default" table:number-columns-repeated="23"/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table:style-name="Default" table:number-columns-repeated="23"/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table:style-name="Default" table:number-columns-repeated="23"/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table:style-name="Default" table:number-columns-repeated="23"/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table:style-name="Default" table:number-columns-repeated="23"/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table:style-name="Default" table:number-columns-repeated="23"/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table:style-name="Default" table:number-columns-repeated="23"/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table:style-name="Default" table:number-columns-repeated="23"/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table:style-name="Default" table:number-columns-repeated="23"/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table:style-name="Default" table:number-columns-repeated="23"/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table:style-name="Default" table:number-columns-repeated="23"/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table:style-name="Default" table:number-columns-repeated="23"/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table:style-name="Default" table:number-columns-repeated="23"/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table:style-name="Default" table:number-columns-repeated="23"/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table:style-name="Default" table:number-columns-repeated="23"/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table:style-name="Default" table:number-columns-repeated="23"/>
          <table:table-cell office:value-type="string">
            <text:p>!</text:p>
          </table:table-cell>
          <table:table-cell table:number-columns-repeated="1000"/>
        </table:table-row>
        <table:table-row table:style-name="ro1">
          <table:table-cell table:style-name="Default" table:number-columns-repeated="23"/>
          <table:table-cell office:value-type="string">
            <text:p>!</text:p>
          </table:table-cell>
          <table:table-cell table:number-columns-repeated="1000"/>
        </table:table-row>
        <table:table-row table:style-name="ro1" table:number-rows-repeated="653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08">08.10.2010</text:date>, <text:time>19:15:4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dc:date>2010-10-08T19:15:39</dc:date>
    <dc:creator>kamisori </dc:creator>
    <meta:document-statistic meta:table-count="1" meta:cell-count="2711" meta:object-count="0"/>
  </office:meta>
</office:document-meta>
</file>